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_col-Sheet1" style:family="table-column">
      <style:table-column-properties fo:break-before="auto" style:column-width="1.25in"/>
    </style:style>
    <style:style style:name="_row-Sheet1" style:family="table-row">
      <style:table-row-properties style:row-height="0.17708333333333331in" fo:break-before="auto"/>
    </style:style>
    <style:style style:name="1col-Sheet1" style:family="table-column">
      <style:table-column-properties fo:break-before="auto" style:column-width="1.6979166666666665in"/>
    </style:style>
    <style:style style:name="2col-Sheet1" style:family="table-column">
      <style:table-column-properties fo:break-before="auto" style:column-width="1.3854166666666665in"/>
    </style:style>
    <style:style style:name="3col-Sheet1" style:family="table-column">
      <style:table-column-properties fo:break-before="auto" style:column-width="1.4166666666666665in"/>
    </style:style>
    <style:style style:name="4col-Sheet1" style:family="table-column">
      <style:table-column-properties fo:break-before="auto" style:column-width="1.4375in"/>
    </style:style>
    <style:style style:name="5col-Sheet1" style:family="table-column">
      <style:table-column-properties fo:break-before="auto" style:column-width="1.4479166666666665in"/>
    </style:style>
    <style:style style:name="8col-Sheet1" style:family="table-column">
      <style:table-column-properties fo:break-before="auto" style:column-width="1.5104166666666665in"/>
    </style:style>
    <style:style style:name="19col-Sheet1" style:family="table-column">
      <style:table-column-properties fo:break-before="auto" style:column-width="1.5in"/>
    </style:style>
    <style:style style:name="21col-Sheet1" style:family="table-column">
      <style:table-column-properties fo:break-before="auto" style:column-width="1.7604166666666665in"/>
    </style:style>
    <style:style style:name="1,1cel-Sheet1" style:family="table-cell" style:parent-style-name="Default">
      <style:text-properties fo:font-weight="bold"/>
    </style:style>
    <number:number-style style:name="N1,19cel-Sheet1" style:volatile="true">
      <number:number number:min-integer-digits="1" number:decimal-places="15" number:decimal-replacement=""/>
    </number:number-style>
    <style:style style:name="1,19cel-Sheet1" style:family="table-cell" style:parent-style-name="Default" style:data-style-name="N1,19cel-Sheet1">
      <style:table-cell-properties style:vertical-align="bottom" fo:border-bottom="none" fo:border-left="none" fo:border-right="none" fo:border-top="none"/>
      <style:text-properties style:font-name="Arial" fo:font-size="10pt"/>
    </style:style>
    <number:number-style style:name="N2,2cel-Sheet1" style:volatile="true">
      <number:number number:min-integer-digits="1" number:decimal-places="0"/>
    </number:number-style>
    <style:style style:name="2,2cel-Sheet1" style:family="table-cell" style:parent-style-name="Default" style:data-style-name="N2,2cel-Sheet1"/>
    <number:number-style style:name="N2,3cel-Sheet1" style:volatile="true">
      <number:number number:min-integer-digits="1" number:decimal-places="0"/>
    </number:number-style>
    <style:style style:name="2,3cel-Sheet1" style:family="table-cell" style:parent-style-name="Default" style:data-style-name="N2,3cel-Sheet1"/>
    <number:number-style style:name="N2,6cel-Sheet1" style:volatile="true">
      <number:number number:min-integer-digits="1" number:decimal-places="0"/>
    </number:number-style>
    <style:style style:name="2,6cel-Sheet1" style:family="table-cell" style:parent-style-name="Default" style:data-style-name="N2,6cel-Sheet1"/>
    <number:number-style style:name="N2,8cel-Sheet1" style:volatile="true">
      <number:number number:min-integer-digits="1" number:decimal-places="0"/>
    </number:number-style>
    <style:style style:name="2,8cel-Sheet1" style:family="table-cell" style:parent-style-name="Default" style:data-style-name="N2,8cel-Sheet1"/>
    <number:number-style style:name="N2,11cel-Sheet1" style:volatile="true">
      <number:number number:min-integer-digits="1" number:decimal-places="0"/>
    </number:number-style>
    <style:style style:name="2,11cel-Sheet1" style:family="table-cell" style:parent-style-name="Default" style:data-style-name="N2,11cel-Sheet1"/>
    <number:number-style style:name="N2,15cel-Sheet1" style:volatile="true">
      <number:number number:min-integer-digits="1" number:decimal-places="0"/>
    </number:number-style>
    <style:style style:name="2,15cel-Sheet1" style:family="table-cell" style:parent-style-name="Default" style:data-style-name="N2,15cel-Sheet1"/>
    <number:number-style style:name="N2,16cel-Sheet1" style:volatile="true">
      <number:number number:min-integer-digits="1" number:decimal-places="0"/>
    </number:number-style>
    <style:style style:name="2,16cel-Sheet1" style:family="table-cell" style:parent-style-name="Default" style:data-style-name="N2,16cel-Sheet1"/>
    <number:number-style style:name="N2,17cel-Sheet1" style:volatile="true">
      <number:number number:min-integer-digits="1" number:decimal-places="0"/>
    </number:number-style>
    <style:style style:name="2,17cel-Sheet1" style:family="table-cell" style:parent-style-name="Default" style:data-style-name="N2,17cel-Sheet1"/>
    <number:number-style style:name="N8,3cel-Sheet1" style:volatile="true">
      <number:number number:min-integer-digits="1" number:decimal-places="0"/>
    </number:number-style>
    <style:style style:name="8,3cel-Sheet1" style:family="table-cell" style:parent-style-name="Default" style:data-style-name="N8,3cel-Sheet1"/>
    <number:number-style style:name="N8,6cel-Sheet1" style:volatile="true">
      <number:number number:min-integer-digits="1" number:decimal-places="0"/>
    </number:number-style>
    <style:style style:name="8,6cel-Sheet1" style:family="table-cell" style:parent-style-name="Default" style:data-style-name="N8,6cel-Sheet1"/>
    <number:number-style style:name="N8,8cel-Sheet1" style:volatile="true">
      <number:number number:min-integer-digits="1" number:decimal-places="0"/>
    </number:number-style>
    <style:style style:name="8,8cel-Sheet1" style:family="table-cell" style:parent-style-name="Default" style:data-style-name="N8,8cel-Sheet1"/>
    <number:number-style style:name="N8,17cel-Sheet1" style:volatile="true">
      <number:number number:min-integer-digits="1" number:decimal-places="0"/>
    </number:number-style>
    <style:style style:name="8,17cel-Sheet1" style:family="table-cell" style:parent-style-name="Default" style:data-style-name="N8,17cel-Sheet1"/>
    <number:number-style style:name="N10,3cel-Sheet1" style:volatile="true">
      <number:number number:min-integer-digits="1" number:decimal-places="0"/>
    </number:number-style>
    <style:style style:name="10,3cel-Sheet1" style:family="table-cell" style:parent-style-name="Default" style:data-style-name="N10,3cel-Sheet1"/>
    <number:number-style style:name="N10,6cel-Sheet1" style:volatile="true">
      <number:number number:min-integer-digits="1" number:decimal-places="0"/>
    </number:number-style>
    <style:style style:name="10,6cel-Sheet1" style:family="table-cell" style:parent-style-name="Default" style:data-style-name="N10,6cel-Sheet1"/>
    <number:number-style style:name="N10,17cel-Sheet1" style:volatile="true">
      <number:number number:min-integer-digits="1" number:decimal-places="0"/>
    </number:number-style>
    <style:style style:name="10,17cel-Sheet1" style:family="table-cell" style:parent-style-name="Default" style:data-style-name="N10,17cel-Sheet1"/>
    <number:number-style style:name="N11,2cel-Sheet1" style:volatile="true">
      <number:number number:min-integer-digits="1" number:decimal-places="15" number:decimal-replacement=""/>
    </number:number-style>
    <style:style style:name="11,2cel-Sheet1" style:family="table-cell" style:parent-style-name="Default" style:data-style-name="N11,2cel-Sheet1"/>
    <number:number-style style:name="N11,3cel-Sheet1" style:volatile="true">
      <number:number number:min-integer-digits="1" number:decimal-places="15" number:decimal-replacement=""/>
    </number:number-style>
    <style:style style:name="11,3cel-Sheet1" style:family="table-cell" style:parent-style-name="Default" style:data-style-name="N11,3cel-Sheet1"/>
    <number:number-style style:name="N11,6cel-Sheet1" style:volatile="true">
      <number:number number:min-integer-digits="1" number:decimal-places="15" number:decimal-replacement=""/>
    </number:number-style>
    <style:style style:name="11,6cel-Sheet1" style:family="table-cell" style:parent-style-name="Default" style:data-style-name="N11,6cel-Sheet1"/>
    <number:number-style style:name="N11,8cel-Sheet1" style:volatile="true">
      <number:number number:min-integer-digits="1" number:decimal-places="15" number:decimal-replacement=""/>
    </number:number-style>
    <style:style style:name="11,8cel-Sheet1" style:family="table-cell" style:parent-style-name="Default" style:data-style-name="N11,8cel-Sheet1"/>
    <number:number-style style:name="N11,11cel-Sheet1" style:volatile="true">
      <number:number number:min-integer-digits="1" number:decimal-places="15" number:decimal-replacement=""/>
    </number:number-style>
    <style:style style:name="11,11cel-Sheet1" style:family="table-cell" style:parent-style-name="Default" style:data-style-name="N11,11cel-Sheet1"/>
    <number:number-style style:name="N11,15cel-Sheet1" style:volatile="true">
      <number:number number:min-integer-digits="1" number:decimal-places="15" number:decimal-replacement=""/>
    </number:number-style>
    <style:style style:name="11,15cel-Sheet1" style:family="table-cell" style:parent-style-name="Default" style:data-style-name="N11,15cel-Sheet1"/>
    <number:number-style style:name="N11,16cel-Sheet1" style:volatile="true">
      <number:number number:min-integer-digits="1" number:decimal-places="15" number:decimal-replacement=""/>
    </number:number-style>
    <style:style style:name="11,16cel-Sheet1" style:family="table-cell" style:parent-style-name="Default" style:data-style-name="N11,16cel-Sheet1"/>
    <number:number-style style:name="N11,17cel-Sheet1" style:volatile="true">
      <number:number number:min-integer-digits="1" number:decimal-places="15" number:decimal-replacement=""/>
    </number:number-style>
    <style:style style:name="11,17cel-Sheet1" style:family="table-cell" style:parent-style-name="Default" style:data-style-name="N11,17cel-Sheet1"/>
    <number:number-style style:name="N13,2cel-Sheet1" style:volatile="true">
      <number:number number:min-integer-digits="1" number:decimal-places="15" number:decimal-replacement=""/>
    </number:number-style>
    <style:style style:name="13,2cel-Sheet1" style:family="table-cell" style:parent-style-name="Default" style:data-style-name="N13,2cel-Sheet1"/>
    <number:number-style style:name="N13,3cel-Sheet1" style:volatile="true">
      <number:number number:min-integer-digits="1" number:decimal-places="15" number:decimal-replacement=""/>
    </number:number-style>
    <style:style style:name="13,3cel-Sheet1" style:family="table-cell" style:parent-style-name="Default" style:data-style-name="N13,3cel-Sheet1"/>
    <number:number-style style:name="N13,6cel-Sheet1" style:volatile="true">
      <number:number number:min-integer-digits="1" number:decimal-places="15" number:decimal-replacement=""/>
    </number:number-style>
    <style:style style:name="13,6cel-Sheet1" style:family="table-cell" style:parent-style-name="Default" style:data-style-name="N13,6cel-Sheet1"/>
    <number:number-style style:name="N13,8cel-Sheet1" style:volatile="true">
      <number:number number:min-integer-digits="1" number:decimal-places="15" number:decimal-replacement=""/>
    </number:number-style>
    <style:style style:name="13,8cel-Sheet1" style:family="table-cell" style:parent-style-name="Default" style:data-style-name="N13,8cel-Sheet1"/>
    <number:number-style style:name="N13,11cel-Sheet1" style:volatile="true">
      <number:number number:min-integer-digits="1" number:decimal-places="15" number:decimal-replacement=""/>
    </number:number-style>
    <style:style style:name="13,11cel-Sheet1" style:family="table-cell" style:parent-style-name="Default" style:data-style-name="N13,11cel-Sheet1"/>
    <number:number-style style:name="N13,15cel-Sheet1" style:volatile="true">
      <number:number number:min-integer-digits="1" number:decimal-places="15" number:decimal-replacement=""/>
    </number:number-style>
    <style:style style:name="13,15cel-Sheet1" style:family="table-cell" style:parent-style-name="Default" style:data-style-name="N13,15cel-Sheet1"/>
    <number:number-style style:name="N13,16cel-Sheet1" style:volatile="true">
      <number:number number:min-integer-digits="1" number:decimal-places="15" number:decimal-replacement=""/>
    </number:number-style>
    <style:style style:name="13,16cel-Sheet1" style:family="table-cell" style:parent-style-name="Default" style:data-style-name="N13,16cel-Sheet1"/>
    <number:number-style style:name="N13,17cel-Sheet1" style:volatile="true">
      <number:number number:min-integer-digits="1" number:decimal-places="0"/>
    </number:number-style>
    <style:style style:name="13,17cel-Sheet1" style:family="table-cell" style:parent-style-name="Default" style:data-style-name="N13,17cel-Sheet1"/>
    <number:number-style style:name="N14,2cel-Sheet1" style:volatile="true">
      <number:number number:min-integer-digits="1" number:decimal-places="15" number:decimal-replacement=""/>
    </number:number-style>
    <style:style style:name="14,2cel-Sheet1" style:family="table-cell" style:parent-style-name="Default" style:data-style-name="N14,2cel-Sheet1"/>
    <number:number-style style:name="N14,3cel-Sheet1" style:volatile="true">
      <number:number number:min-integer-digits="1" number:decimal-places="15" number:decimal-replacement=""/>
    </number:number-style>
    <style:style style:name="14,3cel-Sheet1" style:family="table-cell" style:parent-style-name="Default" style:data-style-name="N14,3cel-Sheet1"/>
    <number:number-style style:name="N14,6cel-Sheet1" style:volatile="true">
      <number:number number:min-integer-digits="1" number:decimal-places="15" number:decimal-replacement=""/>
    </number:number-style>
    <style:style style:name="14,6cel-Sheet1" style:family="table-cell" style:parent-style-name="Default" style:data-style-name="N14,6cel-Sheet1"/>
    <number:number-style style:name="N14,8cel-Sheet1" style:volatile="true">
      <number:number number:min-integer-digits="1" number:decimal-places="15" number:decimal-replacement=""/>
    </number:number-style>
    <style:style style:name="14,8cel-Sheet1" style:family="table-cell" style:parent-style-name="Default" style:data-style-name="N14,8cel-Sheet1"/>
    <number:number-style style:name="N14,11cel-Sheet1" style:volatile="true">
      <number:number number:min-integer-digits="1" number:decimal-places="15" number:decimal-replacement=""/>
    </number:number-style>
    <style:style style:name="14,11cel-Sheet1" style:family="table-cell" style:parent-style-name="Default" style:data-style-name="N14,11cel-Sheet1"/>
    <number:number-style style:name="N14,15cel-Sheet1" style:volatile="true">
      <number:number number:min-integer-digits="1" number:decimal-places="15" number:decimal-replacement=""/>
    </number:number-style>
    <style:style style:name="14,15cel-Sheet1" style:family="table-cell" style:parent-style-name="Default" style:data-style-name="N14,15cel-Sheet1"/>
    <number:number-style style:name="N14,16cel-Sheet1" style:volatile="true">
      <number:number number:min-integer-digits="1" number:decimal-places="15" number:decimal-replacement=""/>
    </number:number-style>
    <style:style style:name="14,16cel-Sheet1" style:family="table-cell" style:parent-style-name="Default" style:data-style-name="N14,16cel-Sheet1"/>
    <number:number-style style:name="N14,17cel-Sheet1" style:volatile="true">
      <number:number number:min-integer-digits="1" number:decimal-places="15" number:decimal-replacement=""/>
    </number:number-style>
    <style:style style:name="14,17cel-Sheet1" style:family="table-cell" style:parent-style-name="Default" style:data-style-name="N14,17cel-Sheet1"/>
    <number:number-style style:name="N15,2cel-Sheet1" style:volatile="true">
      <number:number number:min-integer-digits="1" number:decimal-places="15" number:decimal-replacement=""/>
    </number:number-style>
    <style:style style:name="15,2cel-Sheet1" style:family="table-cell" style:parent-style-name="Default" style:data-style-name="N15,2cel-Sheet1"/>
    <number:number-style style:name="N15,3cel-Sheet1" style:volatile="true">
      <number:number number:min-integer-digits="1" number:decimal-places="15" number:decimal-replacement=""/>
    </number:number-style>
    <style:style style:name="15,3cel-Sheet1" style:family="table-cell" style:parent-style-name="Default" style:data-style-name="N15,3cel-Sheet1"/>
    <number:number-style style:name="N15,6cel-Sheet1" style:volatile="true">
      <number:number number:min-integer-digits="1" number:decimal-places="15" number:decimal-replacement=""/>
    </number:number-style>
    <style:style style:name="15,6cel-Sheet1" style:family="table-cell" style:parent-style-name="Default" style:data-style-name="N15,6cel-Sheet1"/>
    <number:number-style style:name="N15,8cel-Sheet1" style:volatile="true">
      <number:number number:min-integer-digits="1" number:decimal-places="15" number:decimal-replacement=""/>
    </number:number-style>
    <style:style style:name="15,8cel-Sheet1" style:family="table-cell" style:parent-style-name="Default" style:data-style-name="N15,8cel-Sheet1"/>
    <number:number-style style:name="N15,11cel-Sheet1" style:volatile="true">
      <number:number number:min-integer-digits="1" number:decimal-places="15" number:decimal-replacement=""/>
    </number:number-style>
    <style:style style:name="15,11cel-Sheet1" style:family="table-cell" style:parent-style-name="Default" style:data-style-name="N15,11cel-Sheet1"/>
    <number:number-style style:name="N15,15cel-Sheet1" style:volatile="true">
      <number:number number:min-integer-digits="1" number:decimal-places="15" number:decimal-replacement=""/>
    </number:number-style>
    <style:style style:name="15,15cel-Sheet1" style:family="table-cell" style:parent-style-name="Default" style:data-style-name="N15,15cel-Sheet1"/>
    <number:number-style style:name="N15,16cel-Sheet1" style:volatile="true">
      <number:number number:min-integer-digits="1" number:decimal-places="15" number:decimal-replacement=""/>
    </number:number-style>
    <style:style style:name="15,16cel-Sheet1" style:family="table-cell" style:parent-style-name="Default" style:data-style-name="N15,16cel-Sheet1"/>
    <number:number-style style:name="N15,17cel-Sheet1" style:volatile="true">
      <number:number number:min-integer-digits="1" number:decimal-places="15" number:decimal-replacement=""/>
    </number:number-style>
    <style:style style:name="15,17cel-Sheet1" style:family="table-cell" style:parent-style-name="Default" style:data-style-name="N15,17cel-Sheet1"/>
    <number:number-style style:name="N18,2cel-Sheet1" style:volatile="true">
      <number:number number:min-integer-digits="1" number:decimal-places="15" number:decimal-replacement=""/>
    </number:number-style>
    <style:style style:name="18,2cel-Sheet1" style:family="table-cell" style:parent-style-name="Default" style:data-style-name="N18,2cel-Sheet1"/>
    <number:number-style style:name="N18,3cel-Sheet1" style:volatile="true">
      <number:number number:min-integer-digits="1" number:decimal-places="15" number:decimal-replacement=""/>
    </number:number-style>
    <style:style style:name="18,3cel-Sheet1" style:family="table-cell" style:parent-style-name="Default" style:data-style-name="N18,3cel-Sheet1"/>
    <number:number-style style:name="N18,6cel-Sheet1" style:volatile="true">
      <number:number number:min-integer-digits="1" number:decimal-places="15" number:decimal-replacement=""/>
    </number:number-style>
    <style:style style:name="18,6cel-Sheet1" style:family="table-cell" style:parent-style-name="Default" style:data-style-name="N18,6cel-Sheet1"/>
    <number:number-style style:name="N18,8cel-Sheet1" style:volatile="true">
      <number:number number:min-integer-digits="1" number:decimal-places="15" number:decimal-replacement=""/>
    </number:number-style>
    <style:style style:name="18,8cel-Sheet1" style:family="table-cell" style:parent-style-name="Default" style:data-style-name="N18,8cel-Sheet1"/>
    <number:number-style style:name="N18,11cel-Sheet1" style:volatile="true">
      <number:number number:min-integer-digits="1" number:decimal-places="15" number:decimal-replacement=""/>
    </number:number-style>
    <style:style style:name="18,11cel-Sheet1" style:family="table-cell" style:parent-style-name="Default" style:data-style-name="N18,11cel-Sheet1"/>
    <number:number-style style:name="N18,15cel-Sheet1" style:volatile="true">
      <number:number number:min-integer-digits="1" number:decimal-places="15" number:decimal-replacement=""/>
    </number:number-style>
    <style:style style:name="18,15cel-Sheet1" style:family="table-cell" style:parent-style-name="Default" style:data-style-name="N18,15cel-Sheet1"/>
    <number:number-style style:name="N18,16cel-Sheet1" style:volatile="true">
      <number:number number:min-integer-digits="1" number:decimal-places="15" number:decimal-replacement=""/>
    </number:number-style>
    <style:style style:name="18,16cel-Sheet1" style:family="table-cell" style:parent-style-name="Default" style:data-style-name="N18,16cel-Sheet1"/>
    <number:number-style style:name="N18,17cel-Sheet1" style:volatile="true">
      <number:number number:min-integer-digits="1" number:decimal-places="15" number:decimal-replacement=""/>
    </number:number-style>
    <style:style style:name="18,17cel-Sheet1" style:family="table-cell" style:parent-style-name="Default" style:data-style-name="N18,17cel-Sheet1"/>
    <number:number-style style:name="N19,2cel-Sheet1" style:volatile="true">
      <number:number number:min-integer-digits="1" number:decimal-places="15" number:decimal-replacement=""/>
    </number:number-style>
    <style:style style:name="19,2cel-Sheet1" style:family="table-cell" style:parent-style-name="Default" style:data-style-name="N19,2cel-Sheet1"/>
    <number:number-style style:name="N19,3cel-Sheet1" style:volatile="true">
      <number:number number:min-integer-digits="1" number:decimal-places="15" number:decimal-replacement=""/>
    </number:number-style>
    <style:style style:name="19,3cel-Sheet1" style:family="table-cell" style:parent-style-name="Default" style:data-style-name="N19,3cel-Sheet1"/>
    <number:number-style style:name="N19,6cel-Sheet1" style:volatile="true">
      <number:number number:min-integer-digits="1" number:decimal-places="15" number:decimal-replacement=""/>
    </number:number-style>
    <style:style style:name="19,6cel-Sheet1" style:family="table-cell" style:parent-style-name="Default" style:data-style-name="N19,6cel-Sheet1"/>
    <number:number-style style:name="N19,8cel-Sheet1" style:volatile="true">
      <number:number number:min-integer-digits="1" number:decimal-places="15" number:decimal-replacement=""/>
    </number:number-style>
    <style:style style:name="19,8cel-Sheet1" style:family="table-cell" style:parent-style-name="Default" style:data-style-name="N19,8cel-Sheet1"/>
    <number:number-style style:name="N19,11cel-Sheet1" style:volatile="true">
      <number:number number:min-integer-digits="1" number:decimal-places="15" number:decimal-replacement=""/>
    </number:number-style>
    <style:style style:name="19,11cel-Sheet1" style:family="table-cell" style:parent-style-name="Default" style:data-style-name="N19,11cel-Sheet1"/>
    <number:number-style style:name="N19,15cel-Sheet1" style:volatile="true">
      <number:number number:min-integer-digits="1" number:decimal-places="15" number:decimal-replacement=""/>
    </number:number-style>
    <style:style style:name="19,15cel-Sheet1" style:family="table-cell" style:parent-style-name="Default" style:data-style-name="N19,15cel-Sheet1"/>
    <number:number-style style:name="N19,16cel-Sheet1" style:volatile="true">
      <number:number number:min-integer-digits="1" number:decimal-places="15" number:decimal-replacement=""/>
    </number:number-style>
    <style:style style:name="19,16cel-Sheet1" style:family="table-cell" style:parent-style-name="Default" style:data-style-name="N19,16cel-Sheet1"/>
    <number:number-style style:name="N19,17cel-Sheet1" style:volatile="true">
      <number:number number:min-integer-digits="1" number:decimal-places="15" number:decimal-replacement=""/>
    </number:number-style>
    <style:style style:name="19,17cel-Sheet1" style:family="table-cell" style:parent-style-name="Default" style:data-style-name="N19,17cel-Sheet1"/>
    <number:number-style style:name="N20,2cel-Sheet1" style:volatile="true">
      <number:number number:min-integer-digits="1" number:decimal-places="15" number:decimal-replacement=""/>
    </number:number-style>
    <style:style style:name="20,2cel-Sheet1" style:family="table-cell" style:parent-style-name="Default" style:data-style-name="N20,2cel-Sheet1"/>
    <number:number-style style:name="N20,3cel-Sheet1" style:volatile="true">
      <number:number number:min-integer-digits="1" number:decimal-places="15" number:decimal-replacement=""/>
    </number:number-style>
    <style:style style:name="20,3cel-Sheet1" style:family="table-cell" style:parent-style-name="Default" style:data-style-name="N20,3cel-Sheet1"/>
    <number:number-style style:name="N20,6cel-Sheet1" style:volatile="true">
      <number:number number:min-integer-digits="1" number:decimal-places="15" number:decimal-replacement=""/>
    </number:number-style>
    <style:style style:name="20,6cel-Sheet1" style:family="table-cell" style:parent-style-name="Default" style:data-style-name="N20,6cel-Sheet1"/>
    <number:number-style style:name="N20,9cel-Sheet1" style:volatile="true">
      <number:number number:min-integer-digits="1" number:decimal-places="15" number:decimal-replacement=""/>
    </number:number-style>
    <style:style style:name="20,9cel-Sheet1" style:family="table-cell" style:parent-style-name="Default" style:data-style-name="N20,9cel-Sheet1"/>
    <number:number-style style:name="N20,11cel-Sheet1" style:volatile="true">
      <number:number number:min-integer-digits="1" number:decimal-places="15" number:decimal-replacement=""/>
    </number:number-style>
    <style:style style:name="20,11cel-Sheet1" style:family="table-cell" style:parent-style-name="Default" style:data-style-name="N20,11cel-Sheet1"/>
    <number:number-style style:name="N20,13cel-Sheet1" style:volatile="true">
      <number:number number:min-integer-digits="1" number:decimal-places="15" number:decimal-replacement=""/>
    </number:number-style>
    <style:style style:name="20,13cel-Sheet1" style:family="table-cell" style:parent-style-name="Default" style:data-style-name="N20,13cel-Sheet1"/>
    <number:number-style style:name="N20,14cel-Sheet1" style:volatile="true">
      <number:number number:min-integer-digits="1" number:decimal-places="15" number:decimal-replacement=""/>
    </number:number-style>
    <style:style style:name="20,14cel-Sheet1" style:family="table-cell" style:parent-style-name="Default" style:data-style-name="N20,14cel-Sheet1"/>
    <number:number-style style:name="N20,15cel-Sheet1" style:volatile="true">
      <number:number number:min-integer-digits="1" number:decimal-places="15" number:decimal-replacement=""/>
    </number:number-style>
    <style:style style:name="20,15cel-Sheet1" style:family="table-cell" style:parent-style-name="Default" style:data-style-name="N20,15cel-Sheet1"/>
    <number:number-style style:name="N20,16cel-Sheet1" style:volatile="true">
      <number:number number:min-integer-digits="1" number:decimal-places="15" number:decimal-replacement=""/>
    </number:number-style>
    <style:style style:name="20,16cel-Sheet1" style:family="table-cell" style:parent-style-name="Default" style:data-style-name="N20,16cel-Sheet1"/>
    <number:number-style style:name="N20,17cel-Sheet1" style:volatile="true">
      <number:number number:min-integer-digits="1" number:decimal-places="15" number:decimal-replacement=""/>
    </number:number-style>
    <style:style style:name="20,17cel-Sheet1" style:family="table-cell" style:parent-style-name="Default" style:data-style-name="N20,17cel-Sheet1"/>
    <number:number-style style:name="N23,3cel-Sheet1" style:volatile="true">
      <number:number number:min-integer-digits="1" number:decimal-places="0"/>
    </number:number-style>
    <style:style style:name="23,3cel-Sheet1" style:family="table-cell" style:parent-style-name="Default" style:data-style-name="N23,3cel-Sheet1"/>
    <number:number-style style:name="N23,4cel-Sheet1" style:volatile="true">
      <number:number number:min-integer-digits="1" number:decimal-places="0"/>
    </number:number-style>
    <style:style style:name="23,4cel-Sheet1" style:family="table-cell" style:parent-style-name="Default" style:data-style-name="N23,4cel-Sheet1"/>
    <number:number-style style:name="N23,7cel-Sheet1" style:volatile="true">
      <number:number number:min-integer-digits="1" number:decimal-places="0"/>
    </number:number-style>
    <style:style style:name="23,7cel-Sheet1" style:family="table-cell" style:parent-style-name="Default" style:data-style-name="N23,7cel-Sheet1"/>
    <number:number-style style:name="N23,9cel-Sheet1" style:volatile="true">
      <number:number number:min-integer-digits="1" number:decimal-places="0"/>
    </number:number-style>
    <style:style style:name="23,9cel-Sheet1" style:family="table-cell" style:parent-style-name="Default" style:data-style-name="N23,9cel-Sheet1"/>
    <number:number-style style:name="N23,17cel-Sheet1" style:volatile="true">
      <number:number number:min-integer-digits="1" number:decimal-places="0"/>
    </number:number-style>
    <style:style style:name="23,17cel-Sheet1" style:family="table-cell" style:parent-style-name="Default" style:data-style-name="N23,17cel-Sheet1"/>
    <number:number-style style:name="N27,2cel-Sheet1" style:volatile="true">
      <number:number number:min-integer-digits="1" number:decimal-places="0"/>
    </number:number-style>
    <style:style style:name="27,2cel-Sheet1" style:family="table-cell" style:parent-style-name="Default" style:data-style-name="N27,2cel-Sheet1"/>
    <number:number-style style:name="N27,3cel-Sheet1" style:volatile="true">
      <number:number number:min-integer-digits="1" number:decimal-places="0"/>
    </number:number-style>
    <style:style style:name="27,3cel-Sheet1" style:family="table-cell" style:parent-style-name="Default" style:data-style-name="N27,3cel-Sheet1"/>
    <number:number-style style:name="N27,6cel-Sheet1" style:volatile="true">
      <number:number number:min-integer-digits="1" number:decimal-places="15" number:decimal-replacement=""/>
    </number:number-style>
    <style:style style:name="27,6cel-Sheet1" style:family="table-cell" style:parent-style-name="Default" style:data-style-name="N27,6cel-Sheet1"/>
    <number:number-style style:name="N27,7cel-Sheet1" style:volatile="true">
      <number:number number:min-integer-digits="1" number:decimal-places="0"/>
    </number:number-style>
    <style:style style:name="27,7cel-Sheet1" style:family="table-cell" style:parent-style-name="Default" style:data-style-name="N27,7cel-Sheet1"/>
    <number:number-style style:name="N27,9cel-Sheet1" style:volatile="true">
      <number:number number:min-integer-digits="1" number:decimal-places="15" number:decimal-replacement=""/>
    </number:number-style>
    <style:style style:name="27,9cel-Sheet1" style:family="table-cell" style:parent-style-name="Default" style:data-style-name="N27,9cel-Sheet1"/>
    <number:number-style style:name="N27,10cel-Sheet1" style:volatile="true">
      <number:number number:min-integer-digits="1" number:decimal-places="0"/>
    </number:number-style>
    <style:style style:name="27,10cel-Sheet1" style:family="table-cell" style:parent-style-name="Default" style:data-style-name="N27,10cel-Sheet1"/>
    <number:number-style style:name="N27,11cel-Sheet1" style:volatile="true">
      <number:number number:min-integer-digits="1" number:decimal-places="0"/>
    </number:number-style>
    <style:style style:name="27,11cel-Sheet1" style:family="table-cell" style:parent-style-name="Default" style:data-style-name="N27,11cel-Sheet1"/>
    <number:number-style style:name="N27,12cel-Sheet1" style:volatile="true">
      <number:number number:min-integer-digits="1" number:decimal-places="15" number:decimal-replacement=""/>
    </number:number-style>
    <style:style style:name="27,12cel-Sheet1" style:family="table-cell" style:parent-style-name="Default" style:data-style-name="N27,12cel-Sheet1"/>
    <number:number-style style:name="N27,13cel-Sheet1" style:volatile="true">
      <number:number number:min-integer-digits="1" number:decimal-places="0"/>
    </number:number-style>
    <style:style style:name="27,13cel-Sheet1" style:family="table-cell" style:parent-style-name="Default" style:data-style-name="N27,13cel-Sheet1"/>
    <number:number-style style:name="N27,14cel-Sheet1" style:volatile="true">
      <number:number number:min-integer-digits="1" number:decimal-places="0"/>
    </number:number-style>
    <style:style style:name="27,14cel-Sheet1" style:family="table-cell" style:parent-style-name="Default" style:data-style-name="N27,14cel-Sheet1"/>
    <number:number-style style:name="N27,15cel-Sheet1" style:volatile="true">
      <number:number number:min-integer-digits="1" number:decimal-places="0"/>
    </number:number-style>
    <style:style style:name="27,15cel-Sheet1" style:family="table-cell" style:parent-style-name="Default" style:data-style-name="N27,15cel-Sheet1"/>
    <number:number-style style:name="N27,16cel-Sheet1" style:volatile="true">
      <number:number number:min-integer-digits="1" number:decimal-places="0"/>
    </number:number-style>
    <style:style style:name="27,16cel-Sheet1" style:family="table-cell" style:parent-style-name="Default" style:data-style-name="N27,16cel-Sheet1"/>
    <number:number-style style:name="N27,17cel-Sheet1" style:volatile="true">
      <number:number number:min-integer-digits="1" number:decimal-places="15" number:decimal-replacement=""/>
    </number:number-style>
    <style:style style:name="27,17cel-Sheet1" style:family="table-cell" style:parent-style-name="Default" style:data-style-name="N27,17cel-Sheet1"/>
    <number:number-style style:name="N31,2cel-Sheet1" style:volatile="true">
      <number:number number:min-integer-digits="1" number:decimal-places="0"/>
    </number:number-style>
    <style:style style:name="31,2cel-Sheet1" style:family="table-cell" style:parent-style-name="Default" style:data-style-name="N31,2cel-Sheet1"/>
    <number:number-style style:name="N31,3cel-Sheet1" style:volatile="true">
      <number:number number:min-integer-digits="1" number:decimal-places="0"/>
    </number:number-style>
    <style:style style:name="31,3cel-Sheet1" style:family="table-cell" style:parent-style-name="Default" style:data-style-name="N31,3cel-Sheet1"/>
    <number:number-style style:name="N31,4cel-Sheet1" style:volatile="true">
      <number:number number:min-integer-digits="1" number:decimal-places="0"/>
    </number:number-style>
    <style:style style:name="31,4cel-Sheet1" style:family="table-cell" style:parent-style-name="Default" style:data-style-name="N31,4cel-Sheet1"/>
    <number:number-style style:name="N31,5cel-Sheet1" style:volatile="true">
      <number:number number:min-integer-digits="1" number:decimal-places="0"/>
    </number:number-style>
    <style:style style:name="31,5cel-Sheet1" style:family="table-cell" style:parent-style-name="Default" style:data-style-name="N31,5cel-Sheet1"/>
    <number:number-style style:name="N31,6cel-Sheet1" style:volatile="true">
      <number:number number:min-integer-digits="1" number:decimal-places="0"/>
    </number:number-style>
    <style:style style:name="31,6cel-Sheet1" style:family="table-cell" style:parent-style-name="Default" style:data-style-name="N31,6cel-Sheet1"/>
    <number:number-style style:name="N31,7cel-Sheet1" style:volatile="true">
      <number:number number:min-integer-digits="1" number:decimal-places="0"/>
    </number:number-style>
    <style:style style:name="31,7cel-Sheet1" style:family="table-cell" style:parent-style-name="Default" style:data-style-name="N31,7cel-Sheet1"/>
    <number:number-style style:name="N31,9cel-Sheet1" style:volatile="true">
      <number:number number:min-integer-digits="1" number:decimal-places="0"/>
    </number:number-style>
    <style:style style:name="31,9cel-Sheet1" style:family="table-cell" style:parent-style-name="Default" style:data-style-name="N31,9cel-Sheet1"/>
    <number:number-style style:name="N31,10cel-Sheet1" style:volatile="true">
      <number:number number:min-integer-digits="1" number:decimal-places="0"/>
    </number:number-style>
    <style:style style:name="31,10cel-Sheet1" style:family="table-cell" style:parent-style-name="Default" style:data-style-name="N31,10cel-Sheet1"/>
    <number:number-style style:name="N31,11cel-Sheet1" style:volatile="true">
      <number:number number:min-integer-digits="1" number:decimal-places="0"/>
    </number:number-style>
    <style:style style:name="31,11cel-Sheet1" style:family="table-cell" style:parent-style-name="Default" style:data-style-name="N31,11cel-Sheet1"/>
    <number:number-style style:name="N31,12cel-Sheet1" style:volatile="true">
      <number:number number:min-integer-digits="1" number:decimal-places="0"/>
    </number:number-style>
    <style:style style:name="31,12cel-Sheet1" style:family="table-cell" style:parent-style-name="Default" style:data-style-name="N31,12cel-Sheet1"/>
    <number:number-style style:name="N31,13cel-Sheet1" style:volatile="true">
      <number:number number:min-integer-digits="1" number:decimal-places="0"/>
    </number:number-style>
    <style:style style:name="31,13cel-Sheet1" style:family="table-cell" style:parent-style-name="Default" style:data-style-name="N31,13cel-Sheet1"/>
    <number:number-style style:name="N31,14cel-Sheet1" style:volatile="true">
      <number:number number:min-integer-digits="1" number:decimal-places="0"/>
    </number:number-style>
    <style:style style:name="31,14cel-Sheet1" style:family="table-cell" style:parent-style-name="Default" style:data-style-name="N31,14cel-Sheet1"/>
    <number:number-style style:name="N31,15cel-Sheet1" style:volatile="true">
      <number:number number:min-integer-digits="1" number:decimal-places="0"/>
    </number:number-style>
    <style:style style:name="31,15cel-Sheet1" style:family="table-cell" style:parent-style-name="Default" style:data-style-name="N31,15cel-Sheet1"/>
    <number:number-style style:name="N31,16cel-Sheet1" style:volatile="true">
      <number:number number:min-integer-digits="1" number:decimal-places="0"/>
    </number:number-style>
    <style:style style:name="31,16cel-Sheet1" style:family="table-cell" style:parent-style-name="Default" style:data-style-name="N31,16cel-Sheet1"/>
    <number:number-style style:name="N31,17cel-Sheet1" style:volatile="true">
      <number:number number:min-integer-digits="1" number:decimal-places="0"/>
    </number:number-style>
    <style:style style:name="31,17cel-Sheet1" style:family="table-cell" style:parent-style-name="Default" style:data-style-name="N31,17cel-Sheet1"/>
    <number:number-style style:name="N32,2cel-Sheet1" style:volatile="true">
      <number:number number:min-integer-digits="1" number:decimal-places="0"/>
    </number:number-style>
    <style:style style:name="32,2cel-Sheet1" style:family="table-cell" style:parent-style-name="Default" style:data-style-name="N32,2cel-Sheet1"/>
    <number:number-style style:name="N32,3cel-Sheet1" style:volatile="true">
      <number:number number:min-integer-digits="1" number:decimal-places="0"/>
    </number:number-style>
    <style:style style:name="32,3cel-Sheet1" style:family="table-cell" style:parent-style-name="Default" style:data-style-name="N32,3cel-Sheet1"/>
    <number:number-style style:name="N32,4cel-Sheet1" style:volatile="true">
      <number:number number:min-integer-digits="1" number:decimal-places="0"/>
    </number:number-style>
    <style:style style:name="32,4cel-Sheet1" style:family="table-cell" style:parent-style-name="Default" style:data-style-name="N32,4cel-Sheet1"/>
    <number:number-style style:name="N32,5cel-Sheet1" style:volatile="true">
      <number:number number:min-integer-digits="1" number:decimal-places="0"/>
    </number:number-style>
    <style:style style:name="32,5cel-Sheet1" style:family="table-cell" style:parent-style-name="Default" style:data-style-name="N32,5cel-Sheet1"/>
    <number:number-style style:name="N32,6cel-Sheet1" style:volatile="true">
      <number:number number:min-integer-digits="1" number:decimal-places="0"/>
    </number:number-style>
    <style:style style:name="32,6cel-Sheet1" style:family="table-cell" style:parent-style-name="Default" style:data-style-name="N32,6cel-Sheet1"/>
    <number:number-style style:name="N32,7cel-Sheet1" style:volatile="true">
      <number:number number:min-integer-digits="1" number:decimal-places="0"/>
    </number:number-style>
    <style:style style:name="32,7cel-Sheet1" style:family="table-cell" style:parent-style-name="Default" style:data-style-name="N32,7cel-Sheet1"/>
    <number:number-style style:name="N32,9cel-Sheet1" style:volatile="true">
      <number:number number:min-integer-digits="1" number:decimal-places="0"/>
    </number:number-style>
    <style:style style:name="32,9cel-Sheet1" style:family="table-cell" style:parent-style-name="Default" style:data-style-name="N32,9cel-Sheet1"/>
    <number:number-style style:name="N32,10cel-Sheet1" style:volatile="true">
      <number:number number:min-integer-digits="1" number:decimal-places="0"/>
    </number:number-style>
    <style:style style:name="32,10cel-Sheet1" style:family="table-cell" style:parent-style-name="Default" style:data-style-name="N32,10cel-Sheet1"/>
    <number:number-style style:name="N32,11cel-Sheet1" style:volatile="true">
      <number:number number:min-integer-digits="1" number:decimal-places="0"/>
    </number:number-style>
    <style:style style:name="32,11cel-Sheet1" style:family="table-cell" style:parent-style-name="Default" style:data-style-name="N32,11cel-Sheet1"/>
    <number:number-style style:name="N32,12cel-Sheet1" style:volatile="true">
      <number:number number:min-integer-digits="1" number:decimal-places="0"/>
    </number:number-style>
    <style:style style:name="32,12cel-Sheet1" style:family="table-cell" style:parent-style-name="Default" style:data-style-name="N32,12cel-Sheet1"/>
    <number:number-style style:name="N32,13cel-Sheet1" style:volatile="true">
      <number:number number:min-integer-digits="1" number:decimal-places="0"/>
    </number:number-style>
    <style:style style:name="32,13cel-Sheet1" style:family="table-cell" style:parent-style-name="Default" style:data-style-name="N32,13cel-Sheet1"/>
    <number:number-style style:name="N32,14cel-Sheet1" style:volatile="true">
      <number:number number:min-integer-digits="1" number:decimal-places="0"/>
    </number:number-style>
    <style:style style:name="32,14cel-Sheet1" style:family="table-cell" style:parent-style-name="Default" style:data-style-name="N32,14cel-Sheet1"/>
    <number:number-style style:name="N32,15cel-Sheet1" style:volatile="true">
      <number:number number:min-integer-digits="1" number:decimal-places="0"/>
    </number:number-style>
    <style:style style:name="32,15cel-Sheet1" style:family="table-cell" style:parent-style-name="Default" style:data-style-name="N32,15cel-Sheet1"/>
    <number:number-style style:name="N32,16cel-Sheet1" style:volatile="true">
      <number:number number:min-integer-digits="1" number:decimal-places="0"/>
    </number:number-style>
    <style:style style:name="32,16cel-Sheet1" style:family="table-cell" style:parent-style-name="Default" style:data-style-name="N32,16cel-Sheet1"/>
    <number:number-style style:name="N32,17cel-Sheet1" style:volatile="true">
      <number:number number:min-integer-digits="1" number:decimal-places="0"/>
    </number:number-style>
    <style:style style:name="32,17cel-Sheet1" style:family="table-cell" style:parent-style-name="Default" style:data-style-name="N32,17cel-Sheet1"/>
    <style:style style:name="34,1cel-Sheet1" style:family="table-cell" style:parent-style-name="Default" style:data-style-name="N1,19cel-Sheet1">
      <style:table-cell-properties style:vertical-align="bottom" fo:border-bottom="none" fo:border-left="none" fo:border-right="none" fo:border-top="none"/>
      <style:text-properties style:font-name="Arial" fo:font-size="10pt" fo:font-weight="bold"/>
    </style:style>
    <number:number-style style:name="N47,2cel-Sheet1" style:volatile="true">
      <number:number number:min-integer-digits="1" number:decimal-places="0"/>
    </number:number-style>
    <style:style style:name="47,2cel-Sheet1" style:family="table-cell" style:parent-style-name="Default" style:data-style-name="N47,2cel-Sheet1"/>
    <number:number-style style:name="N47,3cel-Sheet1" style:volatile="true">
      <number:number number:min-integer-digits="1" number:decimal-places="0"/>
    </number:number-style>
    <style:style style:name="47,3cel-Sheet1" style:family="table-cell" style:parent-style-name="Default" style:data-style-name="N47,3cel-Sheet1"/>
    <number:number-style style:name="N47,4cel-Sheet1" style:volatile="true">
      <number:number number:min-integer-digits="1" number:decimal-places="0"/>
    </number:number-style>
    <style:style style:name="47,4cel-Sheet1" style:family="table-cell" style:parent-style-name="Default" style:data-style-name="N47,4cel-Sheet1"/>
    <number:number-style style:name="N47,5cel-Sheet1" style:volatile="true">
      <number:number number:min-integer-digits="1" number:decimal-places="0"/>
    </number:number-style>
    <style:style style:name="47,5cel-Sheet1" style:family="table-cell" style:parent-style-name="Default" style:data-style-name="N47,5cel-Sheet1"/>
    <number:number-style style:name="N47,6cel-Sheet1" style:volatile="true">
      <number:number number:min-integer-digits="1" number:decimal-places="0"/>
    </number:number-style>
    <style:style style:name="47,6cel-Sheet1" style:family="table-cell" style:parent-style-name="Default" style:data-style-name="N47,6cel-Sheet1"/>
    <number:number-style style:name="N47,7cel-Sheet1" style:volatile="true">
      <number:number number:min-integer-digits="1" number:decimal-places="0"/>
    </number:number-style>
    <style:style style:name="47,7cel-Sheet1" style:family="table-cell" style:parent-style-name="Default" style:data-style-name="N47,7cel-Sheet1"/>
    <number:number-style style:name="N47,9cel-Sheet1" style:volatile="true">
      <number:number number:min-integer-digits="1" number:decimal-places="0"/>
    </number:number-style>
    <style:style style:name="47,9cel-Sheet1" style:family="table-cell" style:parent-style-name="Default" style:data-style-name="N47,9cel-Sheet1"/>
    <number:number-style style:name="N47,10cel-Sheet1" style:volatile="true">
      <number:number number:min-integer-digits="1" number:decimal-places="0"/>
    </number:number-style>
    <style:style style:name="47,10cel-Sheet1" style:family="table-cell" style:parent-style-name="Default" style:data-style-name="N47,10cel-Sheet1"/>
    <number:number-style style:name="N47,11cel-Sheet1" style:volatile="true">
      <number:number number:min-integer-digits="1" number:decimal-places="0"/>
    </number:number-style>
    <style:style style:name="47,11cel-Sheet1" style:family="table-cell" style:parent-style-name="Default" style:data-style-name="N47,11cel-Sheet1"/>
    <number:number-style style:name="N47,12cel-Sheet1" style:volatile="true">
      <number:number number:min-integer-digits="1" number:decimal-places="0"/>
    </number:number-style>
    <style:style style:name="47,12cel-Sheet1" style:family="table-cell" style:parent-style-name="Default" style:data-style-name="N47,12cel-Sheet1"/>
    <number:number-style style:name="N47,13cel-Sheet1" style:volatile="true">
      <number:number number:min-integer-digits="1" number:decimal-places="0"/>
    </number:number-style>
    <style:style style:name="47,13cel-Sheet1" style:family="table-cell" style:parent-style-name="Default" style:data-style-name="N47,13cel-Sheet1"/>
    <number:number-style style:name="N47,14cel-Sheet1" style:volatile="true">
      <number:number number:min-integer-digits="1" number:decimal-places="0"/>
    </number:number-style>
    <style:style style:name="47,14cel-Sheet1" style:family="table-cell" style:parent-style-name="Default" style:data-style-name="N47,14cel-Sheet1"/>
    <number:number-style style:name="N47,15cel-Sheet1" style:volatile="true">
      <number:number number:min-integer-digits="1" number:decimal-places="0"/>
    </number:number-style>
    <style:style style:name="47,15cel-Sheet1" style:family="table-cell" style:parent-style-name="Default" style:data-style-name="N47,15cel-Sheet1"/>
    <number:number-style style:name="N47,16cel-Sheet1" style:volatile="true">
      <number:number number:min-integer-digits="1" number:decimal-places="0"/>
    </number:number-style>
    <style:style style:name="47,16cel-Sheet1" style:family="table-cell" style:parent-style-name="Default" style:data-style-name="N47,16cel-Sheet1"/>
    <number:number-style style:name="N47,17cel-Sheet1" style:volatile="true">
      <number:number number:min-integer-digits="1" number:decimal-places="0"/>
    </number:number-style>
    <style:style style:name="47,17cel-Sheet1" style:family="table-cell" style:parent-style-name="Default" style:data-style-name="N47,17cel-Sheet1"/>
    <number:number-style style:name="N47,18cel-Sheet1" style:volatile="true">
      <number:number number:min-integer-digits="1" number:decimal-places="0"/>
    </number:number-style>
    <style:style style:name="47,18cel-Sheet1" style:family="table-cell" style:parent-style-name="Default" style:data-style-name="N47,18cel-Sheet1"/>
    <number:number-style style:name="N47,20cel-Sheet1" style:volatile="true">
      <number:number number:min-integer-digits="1" number:decimal-places="0"/>
    </number:number-style>
    <style:style style:name="47,20cel-Sheet1" style:family="table-cell" style:parent-style-name="Default" style:data-style-name="N47,20cel-Sheet1"/>
    <number:number-style style:name="N48,2cel-Sheet1" style:volatile="true">
      <number:number number:min-integer-digits="1" number:decimal-places="0"/>
    </number:number-style>
    <style:style style:name="48,2cel-Sheet1" style:family="table-cell" style:parent-style-name="Default" style:data-style-name="N48,2cel-Sheet1"/>
    <number:number-style style:name="N48,3cel-Sheet1" style:volatile="true">
      <number:number number:min-integer-digits="1" number:decimal-places="0"/>
    </number:number-style>
    <style:style style:name="48,3cel-Sheet1" style:family="table-cell" style:parent-style-name="Default" style:data-style-name="N48,3cel-Sheet1"/>
    <number:number-style style:name="N48,4cel-Sheet1" style:volatile="true">
      <number:number number:min-integer-digits="1" number:decimal-places="0"/>
    </number:number-style>
    <style:style style:name="48,4cel-Sheet1" style:family="table-cell" style:parent-style-name="Default" style:data-style-name="N48,4cel-Sheet1"/>
    <number:number-style style:name="N48,5cel-Sheet1" style:volatile="true">
      <number:number number:min-integer-digits="1" number:decimal-places="0"/>
    </number:number-style>
    <style:style style:name="48,5cel-Sheet1" style:family="table-cell" style:parent-style-name="Default" style:data-style-name="N48,5cel-Sheet1"/>
    <number:number-style style:name="N48,6cel-Sheet1" style:volatile="true">
      <number:number number:min-integer-digits="1" number:decimal-places="0"/>
    </number:number-style>
    <style:style style:name="48,6cel-Sheet1" style:family="table-cell" style:parent-style-name="Default" style:data-style-name="N48,6cel-Sheet1"/>
    <number:number-style style:name="N48,7cel-Sheet1" style:volatile="true">
      <number:number number:min-integer-digits="1" number:decimal-places="0"/>
    </number:number-style>
    <style:style style:name="48,7cel-Sheet1" style:family="table-cell" style:parent-style-name="Default" style:data-style-name="N48,7cel-Sheet1"/>
    <number:number-style style:name="N48,9cel-Sheet1" style:volatile="true">
      <number:number number:min-integer-digits="1" number:decimal-places="0"/>
    </number:number-style>
    <style:style style:name="48,9cel-Sheet1" style:family="table-cell" style:parent-style-name="Default" style:data-style-name="N48,9cel-Sheet1"/>
    <number:number-style style:name="N48,11cel-Sheet1" style:volatile="true">
      <number:number number:min-integer-digits="1" number:decimal-places="0"/>
    </number:number-style>
    <style:style style:name="48,11cel-Sheet1" style:family="table-cell" style:parent-style-name="Default" style:data-style-name="N48,11cel-Sheet1"/>
    <number:number-style style:name="N48,12cel-Sheet1" style:volatile="true">
      <number:number number:min-integer-digits="1" number:decimal-places="0"/>
    </number:number-style>
    <style:style style:name="48,12cel-Sheet1" style:family="table-cell" style:parent-style-name="Default" style:data-style-name="N48,12cel-Sheet1"/>
    <number:number-style style:name="N48,13cel-Sheet1" style:volatile="true">
      <number:number number:min-integer-digits="1" number:decimal-places="0"/>
    </number:number-style>
    <style:style style:name="48,13cel-Sheet1" style:family="table-cell" style:parent-style-name="Default" style:data-style-name="N48,13cel-Sheet1"/>
    <number:number-style style:name="N48,14cel-Sheet1" style:volatile="true">
      <number:number number:min-integer-digits="1" number:decimal-places="0"/>
    </number:number-style>
    <style:style style:name="48,14cel-Sheet1" style:family="table-cell" style:parent-style-name="Default" style:data-style-name="N48,14cel-Sheet1"/>
    <number:number-style style:name="N48,15cel-Sheet1" style:volatile="true">
      <number:number number:min-integer-digits="1" number:decimal-places="0"/>
    </number:number-style>
    <style:style style:name="48,15cel-Sheet1" style:family="table-cell" style:parent-style-name="Default" style:data-style-name="N48,15cel-Sheet1"/>
    <number:number-style style:name="N48,16cel-Sheet1" style:volatile="true">
      <number:number number:min-integer-digits="1" number:decimal-places="0"/>
    </number:number-style>
    <style:style style:name="48,16cel-Sheet1" style:family="table-cell" style:parent-style-name="Default" style:data-style-name="N48,16cel-Sheet1"/>
    <number:number-style style:name="N48,17cel-Sheet1" style:volatile="true">
      <number:number number:min-integer-digits="1" number:decimal-places="0"/>
    </number:number-style>
    <style:style style:name="48,17cel-Sheet1" style:family="table-cell" style:parent-style-name="Default" style:data-style-name="N48,17cel-Sheet1"/>
    <number:number-style style:name="N48,18cel-Sheet1" style:volatile="true">
      <number:number number:min-integer-digits="1" number:decimal-places="0"/>
    </number:number-style>
    <style:style style:name="48,18cel-Sheet1" style:family="table-cell" style:parent-style-name="Default" style:data-style-name="N48,18cel-Sheet1"/>
    <number:number-style style:name="N48,20cel-Sheet1" style:volatile="true">
      <number:number number:min-integer-digits="1" number:decimal-places="0"/>
    </number:number-style>
    <style:style style:name="48,20cel-Sheet1" style:family="table-cell" style:parent-style-name="Default" style:data-style-name="N48,20cel-Sheet1"/>
    <style:style style:name="49,15cel-Sheet1" style:family="table-cell" style:parent-style-name="Default">
      <style:text-properties style:text-underline-style="solid" style:text-underline-width="auto" style:text-underline-color="font-color"/>
    </style:style>
    <number:number-style style:name="N50,2cel-Sheet1" style:volatile="true">
      <number:number number:min-integer-digits="1" number:decimal-places="0"/>
    </number:number-style>
    <style:style style:name="50,2cel-Sheet1" style:family="table-cell" style:parent-style-name="Default" style:data-style-name="N50,2cel-Sheet1"/>
    <number:number-style style:name="N50,3cel-Sheet1" style:volatile="true">
      <number:number number:min-integer-digits="1" number:decimal-places="0"/>
    </number:number-style>
    <style:style style:name="50,3cel-Sheet1" style:family="table-cell" style:parent-style-name="Default" style:data-style-name="N50,3cel-Sheet1"/>
    <number:number-style style:name="N50,6cel-Sheet1" style:volatile="true">
      <number:number number:min-integer-digits="1" number:decimal-places="0"/>
    </number:number-style>
    <style:style style:name="50,6cel-Sheet1" style:family="table-cell" style:parent-style-name="Default" style:data-style-name="N50,6cel-Sheet1"/>
    <number:number-style style:name="N50,7cel-Sheet1" style:volatile="true">
      <number:number number:min-integer-digits="1" number:decimal-places="0"/>
    </number:number-style>
    <style:style style:name="50,7cel-Sheet1" style:family="table-cell" style:parent-style-name="Default" style:data-style-name="N50,7cel-Sheet1"/>
    <number:number-style style:name="N50,9cel-Sheet1" style:volatile="true">
      <number:number number:min-integer-digits="1" number:decimal-places="0"/>
    </number:number-style>
    <style:style style:name="50,9cel-Sheet1" style:family="table-cell" style:parent-style-name="Default" style:data-style-name="N50,9cel-Sheet1"/>
    <number:number-style style:name="N50,11cel-Sheet1" style:volatile="true">
      <number:number number:min-integer-digits="1" number:decimal-places="0"/>
    </number:number-style>
    <style:style style:name="50,11cel-Sheet1" style:family="table-cell" style:parent-style-name="Default" style:data-style-name="N50,11cel-Sheet1"/>
    <number:number-style style:name="N50,15cel-Sheet1" style:volatile="true">
      <number:number number:min-integer-digits="1" number:decimal-places="0"/>
    </number:number-style>
    <style:style style:name="50,15cel-Sheet1" style:family="table-cell" style:parent-style-name="Default" style:data-style-name="N50,15cel-Sheet1"/>
    <number:number-style style:name="N50,16cel-Sheet1" style:volatile="true">
      <number:number number:min-integer-digits="1" number:decimal-places="0"/>
    </number:number-style>
    <style:style style:name="50,16cel-Sheet1" style:family="table-cell" style:parent-style-name="Default" style:data-style-name="N50,16cel-Sheet1"/>
    <number:number-style style:name="N50,17cel-Sheet1" style:volatile="true">
      <number:number number:min-integer-digits="1" number:decimal-places="0"/>
    </number:number-style>
    <style:style style:name="50,17cel-Sheet1" style:family="table-cell" style:parent-style-name="Default" style:data-style-name="N50,17cel-Sheet1"/>
    <number:number-style style:name="N51,2cel-Sheet1" style:volatile="true">
      <number:number number:min-integer-digits="1" number:decimal-places="0"/>
    </number:number-style>
    <style:style style:name="51,2cel-Sheet1" style:family="table-cell" style:parent-style-name="Default" style:data-style-name="N51,2cel-Sheet1"/>
    <number:number-style style:name="N51,3cel-Sheet1" style:volatile="true">
      <number:number number:min-integer-digits="1" number:decimal-places="0"/>
    </number:number-style>
    <style:style style:name="51,3cel-Sheet1" style:family="table-cell" style:parent-style-name="Default" style:data-style-name="N51,3cel-Sheet1"/>
    <number:number-style style:name="N51,6cel-Sheet1" style:volatile="true">
      <number:number number:min-integer-digits="1" number:decimal-places="0"/>
    </number:number-style>
    <style:style style:name="51,6cel-Sheet1" style:family="table-cell" style:parent-style-name="Default" style:data-style-name="N51,6cel-Sheet1"/>
    <number:number-style style:name="N51,7cel-Sheet1" style:volatile="true">
      <number:number number:min-integer-digits="1" number:decimal-places="0"/>
    </number:number-style>
    <style:style style:name="51,7cel-Sheet1" style:family="table-cell" style:parent-style-name="Default" style:data-style-name="N51,7cel-Sheet1"/>
    <number:number-style style:name="N51,9cel-Sheet1" style:volatile="true">
      <number:number number:min-integer-digits="1" number:decimal-places="0"/>
    </number:number-style>
    <style:style style:name="51,9cel-Sheet1" style:family="table-cell" style:parent-style-name="Default" style:data-style-name="N51,9cel-Sheet1"/>
    <number:number-style style:name="N51,11cel-Sheet1" style:volatile="true">
      <number:number number:min-integer-digits="1" number:decimal-places="0"/>
    </number:number-style>
    <style:style style:name="51,11cel-Sheet1" style:family="table-cell" style:parent-style-name="Default" style:data-style-name="N51,11cel-Sheet1"/>
    <number:number-style style:name="N51,15cel-Sheet1" style:volatile="true">
      <number:number number:min-integer-digits="1" number:decimal-places="0"/>
    </number:number-style>
    <style:style style:name="51,15cel-Sheet1" style:family="table-cell" style:parent-style-name="Default" style:data-style-name="N51,15cel-Sheet1"/>
    <number:number-style style:name="N51,16cel-Sheet1" style:volatile="true">
      <number:number number:min-integer-digits="1" number:decimal-places="0"/>
    </number:number-style>
    <style:style style:name="51,16cel-Sheet1" style:family="table-cell" style:parent-style-name="Default" style:data-style-name="N51,16cel-Sheet1"/>
    <number:number-style style:name="N51,17cel-Sheet1" style:volatile="true">
      <number:number number:min-integer-digits="1" number:decimal-places="0"/>
    </number:number-style>
    <style:style style:name="51,17cel-Sheet1" style:family="table-cell" style:parent-style-name="Default" style:data-style-name="N51,17cel-Sheet1"/>
    <number:number-style style:name="N52,2cel-Sheet1" style:volatile="true">
      <number:number number:min-integer-digits="1" number:decimal-places="0"/>
    </number:number-style>
    <style:style style:name="52,2cel-Sheet1" style:family="table-cell" style:parent-style-name="Default" style:data-style-name="N52,2cel-Sheet1"/>
    <number:number-style style:name="N52,3cel-Sheet1" style:volatile="true">
      <number:number number:min-integer-digits="1" number:decimal-places="0"/>
    </number:number-style>
    <style:style style:name="52,3cel-Sheet1" style:family="table-cell" style:parent-style-name="Default" style:data-style-name="N52,3cel-Sheet1"/>
    <number:number-style style:name="N52,6cel-Sheet1" style:volatile="true">
      <number:number number:min-integer-digits="1" number:decimal-places="0"/>
    </number:number-style>
    <style:style style:name="52,6cel-Sheet1" style:family="table-cell" style:parent-style-name="Default" style:data-style-name="N52,6cel-Sheet1"/>
    <number:number-style style:name="N52,7cel-Sheet1" style:volatile="true">
      <number:number number:min-integer-digits="1" number:decimal-places="0"/>
    </number:number-style>
    <style:style style:name="52,7cel-Sheet1" style:family="table-cell" style:parent-style-name="Default" style:data-style-name="N52,7cel-Sheet1"/>
    <number:number-style style:name="N52,9cel-Sheet1" style:volatile="true">
      <number:number number:min-integer-digits="1" number:decimal-places="0"/>
    </number:number-style>
    <style:style style:name="52,9cel-Sheet1" style:family="table-cell" style:parent-style-name="Default" style:data-style-name="N52,9cel-Sheet1"/>
    <number:number-style style:name="N52,11cel-Sheet1" style:volatile="true">
      <number:number number:min-integer-digits="1" number:decimal-places="0"/>
    </number:number-style>
    <style:style style:name="52,11cel-Sheet1" style:family="table-cell" style:parent-style-name="Default" style:data-style-name="N52,11cel-Sheet1"/>
    <number:number-style style:name="N52,15cel-Sheet1" style:volatile="true">
      <number:number number:min-integer-digits="1" number:decimal-places="0"/>
    </number:number-style>
    <style:style style:name="52,15cel-Sheet1" style:family="table-cell" style:parent-style-name="Default" style:data-style-name="N52,15cel-Sheet1"/>
    <number:number-style style:name="N52,16cel-Sheet1" style:volatile="true">
      <number:number number:min-integer-digits="1" number:decimal-places="0"/>
    </number:number-style>
    <style:style style:name="52,16cel-Sheet1" style:family="table-cell" style:parent-style-name="Default" style:data-style-name="N52,16cel-Sheet1"/>
    <number:number-style style:name="N52,17cel-Sheet1" style:volatile="true">
      <number:number number:min-integer-digits="1" number:decimal-places="0"/>
    </number:number-style>
    <style:style style:name="52,17cel-Sheet1" style:family="table-cell" style:parent-style-name="Default" style:data-style-name="N52,17cel-Sheet1"/>
  </office:automatic-styles>
  <office:body>
    <office:spreadsheet>
      <table:table table:name="Sheet1">
        <table:table-column table:style-name="1col-Sheet1" table:default-cell-style-name="Default"/>
        <table:table-column table:style-name="2col-Sheet1" table:default-cell-style-name="Default"/>
        <table:table-column table:style-name="3col-Sheet1" table:default-cell-style-name="Default"/>
        <table:table-column table:style-name="4col-Sheet1" table:default-cell-style-name="Default"/>
        <table:table-column table:style-name="5col-Sheet1" table:default-cell-style-name="Default"/>
        <table:table-column table:style-name="_col-Sheet1" table:number-columns-repeated="2" table:default-cell-style-name="Default"/>
        <table:table-column table:style-name="8col-Sheet1" table:number-columns-repeated="11" table:default-cell-style-name="Default"/>
        <table:table-column table:style-name="19col-Sheet1" table:default-cell-style-name="Default"/>
        <table:table-column table:style-name="8col-Sheet1" table:default-cell-style-name="Default"/>
        <table:table-column table:style-name="21col-Sheet1" table:default-cell-style-name="Default"/>
        <table:table-column table:style-name="8col-Sheet1" table:number-columns-repeated="6" table:default-cell-style-name="Default"/>
        <table:table-row table:style-name="_row-Sheet1">
          <table:table-cell table:style-name="1,1cel-Sheet1" office:value-type="string">
            <text:p>date</text:p>
          </table:table-cell>
          <table:table-cell office:value-type="string">
            <text:p>10.16.08</text:p>
          </table:table-cell>
          <table:table-cell office:value-type="string">
            <text:p>10.21.08</text:p>
          </table:table-cell>
          <table:table-cell/>
          <table:table-cell/>
          <table:table-cell office:value-type="string">
            <text:p>10.22.08</text:p>
          </table:table-cell>
          <table:table-cell/>
          <table:table-cell office:value-type="string">
            <text:p>02.24.09</text:p>
          </table:table-cell>
          <table:table-cell/>
          <table:table-cell/>
          <table:table-cell office:value-type="string">
            <text:p>02.26.09</text:p>
          </table:table-cell>
          <table:table-cell/>
          <table:table-cell/>
          <table:table-cell/>
          <table:table-cell office:value-type="string">
            <text:p>02.27.09</text:p>
          </table:table-cell>
          <table:table-cell office:value-type="string">
            <text:p>03.13.09</text:p>
          </table:table-cell>
          <table:table-cell office:value-type="string">
            <text:p>03.17.09</text:p>
          </table:table-cell>
          <table:table-cell/>
          <table:table-cell table:style-name="1,19cel-Sheet1"/>
          <table:table-cell/>
          <table:table-cell table:style-name="1,19cel-Sheet1" office:value-type="string">
            <text:p>03.19.09</text:p>
          </table:table-cell>
          <table:table-cell/>
          <table:table-cell/>
          <table:table-cell/>
          <table:table-cell/>
          <table:table-cell/>
          <table:table-cell/>
        </table:table-row>
        <table:table-row table:style-name="_row-Sheet1">
          <table:table-cell table:style-name="1,1cel-Sheet1" office:value-type="string">
            <text:p>rat id</text:p>
          </table:table-cell>
          <table:table-cell table:style-name="2,2cel-Sheet1" office:value-type="float" office:value="164">
            <text:p>164</text:p>
          </table:table-cell>
          <table:table-cell table:style-name="2,3cel-Sheet1" office:value-type="float" office:value="164">
            <text:p>164</text:p>
          </table:table-cell>
          <table:table-cell/>
          <table:table-cell/>
          <table:table-cell table:style-name="2,6cel-Sheet1" office:value-type="float" office:value="164">
            <text:p>164</text:p>
          </table:table-cell>
          <table:table-cell/>
          <table:table-cell table:style-name="2,8cel-Sheet1" office:value-type="float" office:value="164">
            <text:p>164</text:p>
          </table:table-cell>
          <table:table-cell/>
          <table:table-cell/>
          <table:table-cell table:style-name="2,11cel-Sheet1" office:value-type="float" office:value="164">
            <text:p>164</text:p>
          </table:table-cell>
          <table:table-cell/>
          <table:table-cell/>
          <table:table-cell/>
          <table:table-cell table:style-name="2,15cel-Sheet1" office:value-type="float" office:value="164">
            <text:p>164</text:p>
          </table:table-cell>
          <table:table-cell table:style-name="2,16cel-Sheet1" office:value-type="float" office:value="164">
            <text:p>164</text:p>
          </table:table-cell>
          <table:table-cell table:style-name="2,17cel-Sheet1" office:value-type="float" office:value="164">
            <text:p>164</text:p>
          </table:table-cell>
          <table:table-cell/>
          <table:table-cell table:style-name="1,19cel-Sheet1"/>
          <table:table-cell/>
          <table:table-cell table:style-name="1,19cel-Sheet1" office:value-type="float" office:value="164">
            <text:p>164</text:p>
          </table:table-cell>
          <table:table-cell/>
          <table:table-cell/>
          <table:table-cell/>
          <table:table-cell/>
          <table:table-cell/>
          <table:table-cell/>
        </table:table-row>
        <table:table-row table:style-name="_row-Sheet1">
          <table:table-cell table:style-name="1,1cel-Sheet1" office:value-type="string">
            <text:p>personnel</text:p>
          </table:table-cell>
          <table:table-cell office:value-type="string">
            <text:p>balaji, erik, phil</text:p>
          </table:table-cell>
          <table:table-cell office:value-type="string">
            <text:p>balaji, erik</text:p>
          </table:table-cell>
          <table:table-cell/>
          <table:table-cell/>
          <table:table-cell office:value-type="string">
            <text:p>balaji, erik</text:p>
          </table:table-cell>
          <table:table-cell/>
          <table:table-cell office:value-type="string">
            <text:p>balaji, erik, yuli</text:p>
          </table:table-cell>
          <table:table-cell/>
          <table:table-cell/>
          <table:table-cell office:value-type="string">
            <text:p>balaji, erik</text:p>
          </table:table-cell>
          <table:table-cell/>
          <table:table-cell/>
          <table:table-cell/>
          <table:table-cell office:value-type="string">
            <text:p>balaji, erik</text:p>
          </table:table-cell>
          <table:table-cell office:value-type="string">
            <text:p>pam, erik</text:p>
          </table:table-cell>
          <table:table-cell office:value-type="string">
            <text:p>balaji, erik</text:p>
          </table:table-cell>
          <table:table-cell/>
          <table:table-cell table:style-name="1,19cel-Sheet1"/>
          <table:table-cell/>
          <table:table-cell table:style-name="1,19cel-Sheet1" office:value-type="string">
            <text:p>balaji, erik</text:p>
          </table:table-cell>
          <table:table-cell/>
          <table:table-cell/>
          <table:table-cell/>
          <table:table-cell/>
          <table:table-cell/>
          <table:table-cell/>
        </table:table-row>
        <table:table-row table:style-name="_row-Sheet1">
          <table:table-cell table:style-name="1,1cel-Sheet1" office:value-type="string">
            <text:p>notebook</text:p>
          </table:table-cell>
          <table:table-cell office:value-type="string">
            <text:p>NB11</text:p>
          </table:table-cell>
          <table:table-cell office:value-type="string">
            <text:p>NB11</text:p>
          </table:table-cell>
          <table:table-cell/>
          <table:table-cell/>
          <table:table-cell office:value-type="string">
            <text:p>NB11</text:p>
          </table:table-cell>
          <table:table-cell/>
          <table:table-cell office:value-type="string">
            <text:p>NB11</text:p>
          </table:table-cell>
          <table:table-cell/>
          <table:table-cell/>
          <table:table-cell office:value-type="string">
            <text:p>NB11</text:p>
          </table:table-cell>
          <table:table-cell/>
          <table:table-cell/>
          <table:table-cell/>
          <table:table-cell office:value-type="string">
            <text:p>NB11</text:p>
          </table:table-cell>
          <table:table-cell office:value-type="string">
            <text:p>NB11</text:p>
          </table:table-cell>
          <table:table-cell office:value-type="string">
            <text:p>NB18</text:p>
          </table:table-cell>
          <table:table-cell/>
          <table:table-cell table:style-name="1,19cel-Sheet1"/>
          <table:table-cell/>
          <table:table-cell table:style-name="1,19cel-Sheet1" office:value-type="string">
            <text:p>NB18</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office:value-type="string">
            <text:p>electrode mfg</text:p>
          </table:table-cell>
          <table:table-cell office:value-type="string">
            <text:p>FHC</text:p>
          </table:table-cell>
          <table:table-cell office:value-type="string">
            <text:p>FHC</text:p>
          </table:table-cell>
          <table:table-cell/>
          <table:table-cell/>
          <table:table-cell office:value-type="string">
            <text:p>FHC</text:p>
          </table:table-cell>
          <table:table-cell/>
          <table:table-cell office:value-type="string">
            <text:p>FHC</text:p>
          </table:table-cell>
          <table:table-cell/>
          <table:table-cell/>
          <table:table-cell office:value-type="string">
            <text:p>FHC</text:p>
          </table:table-cell>
          <table:table-cell/>
          <table:table-cell/>
          <table:table-cell/>
          <table:table-cell office:value-type="string">
            <text:p>FHC</text:p>
          </table:table-cell>
          <table:table-cell office:value-type="string">
            <text:p>FHC</text:p>
          </table:table-cell>
          <table:table-cell office:value-type="string">
            <text:p>FHC</text:p>
          </table:table-cell>
          <table:table-cell/>
          <table:table-cell table:style-name="1,19cel-Sheet1"/>
          <table:table-cell/>
          <table:table-cell table:style-name="1,19cel-Sheet1" office:value-type="string">
            <text:p>FHC</text:p>
          </table:table-cell>
          <table:table-cell/>
          <table:table-cell/>
          <table:table-cell/>
          <table:table-cell/>
          <table:table-cell/>
          <table:table-cell/>
        </table:table-row>
        <table:table-row table:style-name="_row-Sheet1">
          <table:table-cell table:style-name="1,1cel-Sheet1" office:value-type="string">
            <text:p>electrode serial</text:p>
          </table:table-cell>
          <table:table-cell office:value-type="string">
            <text:p>feldman specs</text:p>
          </table:table-cell>
          <table:table-cell office:value-type="string">
            <text:p>UEWMCGLECN3M</text:p>
          </table:table-cell>
          <table:table-cell/>
          <table:table-cell/>
          <table:table-cell office:value-type="string">
            <text:p>UEWMCGLECN3M</text:p>
          </table:table-cell>
          <table:table-cell/>
          <table:table-cell office:value-type="string">
            <text:p>UEWMCGLECN3M</text:p>
          </table:table-cell>
          <table:table-cell/>
          <table:table-cell/>
          <table:table-cell office:value-type="string">
            <text:p>UEWMCGLEEN3M</text:p>
          </table:table-cell>
          <table:table-cell/>
          <table:table-cell/>
          <table:table-cell/>
          <table:table-cell office:value-type="string">
            <text:p>UEWMCGLEEN3M</text:p>
          </table:table-cell>
          <table:table-cell office:value-type="string">
            <text:p>UEWMCGLEEN3M</text:p>
          </table:table-cell>
          <table:table-cell office:value-type="string">
            <text:p>UEWMCGLEEN3M</text:p>
          </table:table-cell>
          <table:table-cell/>
          <table:table-cell table:style-name="1,19cel-Sheet1"/>
          <table:table-cell/>
          <table:table-cell table:style-name="1,19cel-Sheet1" office:value-type="string">
            <text:p>UEWMCGLEEN3M</text:p>
          </table:table-cell>
          <table:table-cell/>
          <table:table-cell/>
          <table:table-cell/>
          <table:table-cell/>
          <table:table-cell/>
          <table:table-cell/>
        </table:table-row>
        <table:table-row table:style-name="_row-Sheet1">
          <table:table-cell table:style-name="1,1cel-Sheet1" office:value-type="string">
            <text:p>electrode lot</text:p>
          </table:table-cell>
          <table:table-cell office:value-type="string">
            <text:p>?</text:p>
          </table:table-cell>
          <table:table-cell table:style-name="8,3cel-Sheet1" office:value-type="float" office:value="843021">
            <text:p>843021</text:p>
          </table:table-cell>
          <table:table-cell/>
          <table:table-cell/>
          <table:table-cell table:style-name="8,6cel-Sheet1" office:value-type="float" office:value="843021">
            <text:p>843021</text:p>
          </table:table-cell>
          <table:table-cell/>
          <table:table-cell table:style-name="8,8cel-Sheet1" office:value-type="float" office:value="885191">
            <text:p>885191</text:p>
          </table:table-cell>
          <table:table-cell/>
          <table:table-cell/>
          <table:table-cell office:value-type="string">
            <text:p>?</text:p>
          </table:table-cell>
          <table:table-cell/>
          <table:table-cell/>
          <table:table-cell/>
          <table:table-cell office:value-type="string">
            <text:p>?</text:p>
          </table:table-cell>
          <table:table-cell office:value-type="string">
            <text:p>?</text:p>
          </table:table-cell>
          <table:table-cell table:style-name="8,17cel-Sheet1" office:value-type="float" office:value="885192">
            <text:p>885192</text:p>
          </table:table-cell>
          <table:table-cell/>
          <table:table-cell table:style-name="1,19cel-Sheet1"/>
          <table:table-cell/>
          <table:table-cell table:style-name="1,19cel-Sheet1" office:value-type="float" office:value="885192">
            <text:p>885192</text:p>
          </table:table-cell>
          <table:table-cell/>
          <table:table-cell/>
          <table:table-cell/>
          <table:table-cell/>
          <table:table-cell/>
          <table:table-cell/>
        </table:table-row>
        <table:table-row table:style-name="_row-Sheet1">
          <table:table-cell table:style-name="1,1cel-Sheet1" office:value-type="string">
            <text:p>electrode params</text:p>
          </table:table-cell>
          <table:table-cell office:value-type="string">
            <text:p>?</text:p>
          </table:table-cell>
          <table:table-cell office:value-type="string">
            <text:p>20/40/10</text:p>
          </table:table-cell>
          <table:table-cell/>
          <table:table-cell/>
          <table:table-cell office:value-type="string">
            <text:p>20/40/10</text:p>
          </table:table-cell>
          <table:table-cell/>
          <table:table-cell office:value-type="string">
            <text:p>?</text:p>
          </table:table-cell>
          <table:table-cell/>
          <table:table-cell/>
          <table:table-cell office:value-type="string">
            <text:p>?</text:p>
          </table:table-cell>
          <table:table-cell/>
          <table:table-cell/>
          <table:table-cell/>
          <table:table-cell office:value-type="string">
            <text:p>?</text:p>
          </table:table-cell>
          <table:table-cell office:value-type="string">
            <text:p>?</text:p>
          </table:table-cell>
          <table:table-cell office:value-type="string">
            <text:p>20/40/10</text:p>
          </table:table-cell>
          <table:table-cell/>
          <table:table-cell table:style-name="1,19cel-Sheet1"/>
          <table:table-cell/>
          <table:table-cell table:style-name="1,19cel-Sheet1" office:value-type="string">
            <text:p>20/40/10</text:p>
          </table:table-cell>
          <table:table-cell/>
          <table:table-cell/>
          <table:table-cell/>
          <table:table-cell/>
          <table:table-cell/>
          <table:table-cell/>
        </table:table-row>
        <table:table-row table:style-name="_row-Sheet1">
          <table:table-cell table:style-name="1,1cel-Sheet1" office:value-type="string">
            <text:p>electrode num</text:p>
          </table:table-cell>
          <table:table-cell office:value-type="string">
            <text:p>?</text:p>
          </table:table-cell>
          <table:table-cell table:style-name="10,3cel-Sheet1" office:value-type="float" office:value="7">
            <text:p>7</text:p>
          </table:table-cell>
          <table:table-cell/>
          <table:table-cell/>
          <table:table-cell table:style-name="10,6cel-Sheet1" office:value-type="float" office:value="7">
            <text:p>7</text:p>
          </table:table-cell>
          <table:table-cell/>
          <table:table-cell office:value-type="string">
            <text:p>?</text:p>
          </table:table-cell>
          <table:table-cell/>
          <table:table-cell/>
          <table:table-cell office:value-type="string">
            <text:p>?</text:p>
          </table:table-cell>
          <table:table-cell/>
          <table:table-cell/>
          <table:table-cell/>
          <table:table-cell office:value-type="string">
            <text:p>?</text:p>
          </table:table-cell>
          <table:table-cell office:value-type="string">
            <text:p>?</text:p>
          </table:table-cell>
          <table:table-cell table:style-name="10,17cel-Sheet1" office:value-type="float" office:value="6">
            <text:p>6</text:p>
          </table:table-cell>
          <table:table-cell/>
          <table:table-cell table:style-name="1,19cel-Sheet1"/>
          <table:table-cell/>
          <table:table-cell table:style-name="1,19cel-Sheet1" office:value-type="float" office:value="5">
            <text:p>5</text:p>
          </table:table-cell>
          <table:table-cell/>
          <table:table-cell/>
          <table:table-cell/>
          <table:table-cell/>
          <table:table-cell/>
          <table:table-cell/>
        </table:table-row>
        <table:table-row table:style-name="_row-Sheet1">
          <table:table-cell table:style-name="1,1cel-Sheet1" office:value-type="string">
            <text:p>electrode imp MOhm</text:p>
          </table:table-cell>
          <table:table-cell table:style-name="11,2cel-Sheet1" office:value-type="float" office:value="1.1">
            <text:p>1.1</text:p>
          </table:table-cell>
          <table:table-cell table:style-name="11,3cel-Sheet1" office:value-type="float" office:value="1.1">
            <text:p>1.1</text:p>
          </table:table-cell>
          <table:table-cell/>
          <table:table-cell/>
          <table:table-cell table:style-name="11,6cel-Sheet1" office:value-type="float" office:value="1.1">
            <text:p>1.1</text:p>
          </table:table-cell>
          <table:table-cell/>
          <table:table-cell table:style-name="11,8cel-Sheet1" office:value-type="float" office:value="1.2">
            <text:p>1.2</text:p>
          </table:table-cell>
          <table:table-cell/>
          <table:table-cell/>
          <table:table-cell table:style-name="11,11cel-Sheet1" office:value-type="float" office:value="6.5">
            <text:p>6.5</text:p>
          </table:table-cell>
          <table:table-cell/>
          <table:table-cell/>
          <table:table-cell/>
          <table:table-cell table:style-name="11,15cel-Sheet1" office:value-type="float" office:value="6.5">
            <text:p>6.5</text:p>
          </table:table-cell>
          <table:table-cell table:style-name="11,16cel-Sheet1" office:value-type="float" office:value="6.5">
            <text:p>6.5</text:p>
          </table:table-cell>
          <table:table-cell table:style-name="11,17cel-Sheet1" office:value-type="float" office:value="5.8">
            <text:p>5.8</text:p>
          </table:table-cell>
          <table:table-cell/>
          <table:table-cell table:style-name="1,19cel-Sheet1"/>
          <table:table-cell/>
          <table:table-cell table:style-name="1,19cel-Sheet1" office:value-type="float" office:value="5.9">
            <text:p>5.9</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office:value-type="string">
            <text:p>ref AP</text:p>
          </table:table-cell>
          <table:table-cell table:style-name="13,2cel-Sheet1" office:value-type="float" office:value="3.65">
            <text:p>3.65</text:p>
          </table:table-cell>
          <table:table-cell table:style-name="13,3cel-Sheet1" office:value-type="float" office:value="2.725">
            <text:p>2.725</text:p>
          </table:table-cell>
          <table:table-cell/>
          <table:table-cell/>
          <table:table-cell table:style-name="13,6cel-Sheet1" office:value-type="float" office:value="2.8">
            <text:p>2.8</text:p>
          </table:table-cell>
          <table:table-cell/>
          <table:table-cell table:style-name="13,8cel-Sheet1" office:value-type="float" office:value="13.28">
            <text:p>13.28</text:p>
          </table:table-cell>
          <table:table-cell/>
          <table:table-cell/>
          <table:table-cell table:style-name="13,11cel-Sheet1" office:value-type="float" office:value="12.5">
            <text:p>12.5</text:p>
          </table:table-cell>
          <table:table-cell/>
          <table:table-cell/>
          <table:table-cell/>
          <table:table-cell table:style-name="13,15cel-Sheet1" office:value-type="float" office:value="12.58">
            <text:p>12.58</text:p>
          </table:table-cell>
          <table:table-cell table:style-name="13,16cel-Sheet1" office:value-type="float" office:value="21.97">
            <text:p>21.97</text:p>
          </table:table-cell>
          <table:table-cell table:style-name="13,17cel-Sheet1" office:value-type="float" office:value="9">
            <text:p>9</text:p>
          </table:table-cell>
          <table:table-cell/>
          <table:table-cell table:style-name="1,19cel-Sheet1"/>
          <table:table-cell/>
          <table:table-cell table:style-name="1,19cel-Sheet1" office:value-type="float" office:value="14.92">
            <text:p>14.92</text:p>
          </table:table-cell>
          <table:table-cell/>
          <table:table-cell/>
          <table:table-cell/>
          <table:table-cell/>
          <table:table-cell/>
          <table:table-cell/>
        </table:table-row>
        <table:table-row table:style-name="_row-Sheet1">
          <table:table-cell table:style-name="1,1cel-Sheet1" office:value-type="string">
            <text:p>ref ML</text:p>
          </table:table-cell>
          <table:table-cell table:style-name="14,2cel-Sheet1" office:value-type="float" office:value="15.06">
            <text:p>15.06</text:p>
          </table:table-cell>
          <table:table-cell table:style-name="14,3cel-Sheet1" office:value-type="float" office:value="20.775">
            <text:p>20.775</text:p>
          </table:table-cell>
          <table:table-cell/>
          <table:table-cell/>
          <table:table-cell table:style-name="14,6cel-Sheet1" office:value-type="float" office:value="19.98">
            <text:p>19.98</text:p>
          </table:table-cell>
          <table:table-cell/>
          <table:table-cell table:style-name="14,8cel-Sheet1" office:value-type="float" office:value="19.88">
            <text:p>19.88</text:p>
          </table:table-cell>
          <table:table-cell/>
          <table:table-cell/>
          <table:table-cell table:style-name="14,11cel-Sheet1" office:value-type="float" office:value="19.04">
            <text:p>19.04</text:p>
          </table:table-cell>
          <table:table-cell/>
          <table:table-cell/>
          <table:table-cell/>
          <table:table-cell table:style-name="14,15cel-Sheet1" office:value-type="float" office:value="19.28">
            <text:p>19.28</text:p>
          </table:table-cell>
          <table:table-cell table:style-name="14,16cel-Sheet1" office:value-type="float" office:value="20.71">
            <text:p>20.71</text:p>
          </table:table-cell>
          <table:table-cell table:style-name="14,17cel-Sheet1" office:value-type="float" office:value="15.94">
            <text:p>15.94</text:p>
          </table:table-cell>
          <table:table-cell/>
          <table:table-cell table:style-name="1,19cel-Sheet1"/>
          <table:table-cell/>
          <table:table-cell table:style-name="1,19cel-Sheet1" office:value-type="float" office:value="18.67">
            <text:p>18.67</text:p>
          </table:table-cell>
          <table:table-cell/>
          <table:table-cell/>
          <table:table-cell/>
          <table:table-cell/>
          <table:table-cell/>
          <table:table-cell/>
        </table:table-row>
        <table:table-row table:style-name="_row-Sheet1">
          <table:table-cell table:style-name="1,1cel-Sheet1" office:value-type="string">
            <text:p>ref Z</text:p>
          </table:table-cell>
          <table:table-cell table:style-name="15,2cel-Sheet1" office:value-type="float" office:value="29.34">
            <text:p>29.34</text:p>
          </table:table-cell>
          <table:table-cell table:style-name="15,3cel-Sheet1" office:value-type="float" office:value="32.155">
            <text:p>32.155</text:p>
          </table:table-cell>
          <table:table-cell/>
          <table:table-cell/>
          <table:table-cell table:style-name="15,6cel-Sheet1" office:value-type="float" office:value="30.57">
            <text:p>30.57</text:p>
          </table:table-cell>
          <table:table-cell/>
          <table:table-cell table:style-name="15,8cel-Sheet1" office:value-type="float" office:value="36.97">
            <text:p>36.97</text:p>
          </table:table-cell>
          <table:table-cell/>
          <table:table-cell/>
          <table:table-cell table:style-name="15,11cel-Sheet1" office:value-type="float" office:value="31.81">
            <text:p>31.81</text:p>
          </table:table-cell>
          <table:table-cell/>
          <table:table-cell/>
          <table:table-cell/>
          <table:table-cell table:style-name="15,15cel-Sheet1" office:value-type="float" office:value="31.84">
            <text:p>31.84</text:p>
          </table:table-cell>
          <table:table-cell table:style-name="15,16cel-Sheet1" office:value-type="float" office:value="34.55">
            <text:p>34.55</text:p>
          </table:table-cell>
          <table:table-cell table:style-name="15,17cel-Sheet1" office:value-type="float" office:value="26.1">
            <text:p>26.1</text:p>
          </table:table-cell>
          <table:table-cell/>
          <table:table-cell table:style-name="1,19cel-Sheet1"/>
          <table:table-cell/>
          <table:table-cell table:style-name="1,19cel-Sheet1" office:value-type="float" office:value="24.6">
            <text:p>24.6</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office:value-type="string">
            <text:p>file</text:p>
          </table:table-cell>
          <table:table-cell office:value-type="string">
            <text:p>rat164.10.16.08.5minGauss100HzPenetration3.depth13.24.visualHashMoreVisualCell.smr</text:p>
          </table:table-cell>
          <table:table-cell office:value-type="string">
            <text:p>long penetration 1, some visual recordings.smr</text:p>
          </table:table-cell>
          <table:table-cell/>
          <table:table-cell/>
          <table:table-cell office:value-type="string">
            <text:p>pen1.depth.is.15.022.definitely.the.best.cell.so.far.on.cell.smr</text:p>
          </table:table-cell>
          <table:table-cell/>
          <table:table-cell office:value-type="string">
            <text:p>164.pen1.smr</text:p>
          </table:table-cell>
          <table:table-cell office:value-type="string">
            <text:p>164.pen1.2nd.smr</text:p>
          </table:table-cell>
          <table:table-cell/>
          <table:table-cell office:value-type="string">
            <text:p>pen2 2x 5 min Gauss Noise.164.smr</text:p>
          </table:table-cell>
          <table:table-cell/>
          <table:table-cell office:value-type="string">
            <text:p>pen2 1x 5min Gauss Noise.164.16.605.smr</text:p>
          </table:table-cell>
          <table:table-cell office:value-type="string">
            <text:p>pen2 1x 5 min Gauss Noise.164.15.84.smr</text:p>
          </table:table-cell>
          <table:table-cell office:value-type="string">
            <text:p>164_1hr_unq_rpt_seq.smr</text:p>
          </table:table-cell>
          <table:table-cell office:value-type="string">
            <text:p>03.13.09.rat 164.pen2.depth is 17.62.crftrf.gaus.hattern.smr</text:p>
          </table:table-cell>
          <table:table-cell office:value-type="string">
            <text:p>03.17.09.rat.164.pen.1.crftrf.gauss.good.cell.high.baseline.smr</text:p>
          </table:table-cell>
          <table:table-cell office:value-type="string">
            <text:p>03.17.09.rat.164.pen.1.crftrf.gauss.goodcell2.possible.trn.cell.smr</text:p>
          </table:table-cell>
          <table:table-cell table:style-name="1,19cel-Sheet1"/>
          <table:table-cell/>
          <table:table-cell table:style-name="1,19cel-Sheet1" office:value-type="string">
            <text:p>03.19.09.rat.164.lost.cell.crftrf.5.min.gauss.smr</text:p>
          </table:table-cell>
          <table:table-cell/>
          <table:table-cell/>
          <table:table-cell/>
          <table:table-cell/>
          <table:table-cell/>
          <table:table-cell/>
        </table:table-row>
        <table:table-row table:style-name="_row-Sheet1">
          <table:table-cell table:style-name="1,1cel-Sheet1" office:value-type="string">
            <text:p>cell AP</text:p>
          </table:table-cell>
          <table:table-cell table:style-name="18,2cel-Sheet1" office:value-type="float" office:value="2.16">
            <text:p>2.16</text:p>
          </table:table-cell>
          <table:table-cell table:style-name="18,3cel-Sheet1" office:value-type="float" office:value="1.6">
            <text:p>1.6</text:p>
          </table:table-cell>
          <table:table-cell/>
          <table:table-cell/>
          <table:table-cell table:style-name="18,6cel-Sheet1" office:value-type="float" office:value="1.3">
            <text:p>1.3</text:p>
          </table:table-cell>
          <table:table-cell/>
          <table:table-cell table:style-name="18,8cel-Sheet1" office:value-type="float" office:value="11.78">
            <text:p>11.78</text:p>
          </table:table-cell>
          <table:table-cell/>
          <table:table-cell/>
          <table:table-cell table:style-name="18,11cel-Sheet1" office:value-type="float" office:value="11.2">
            <text:p>11.2</text:p>
          </table:table-cell>
          <table:table-cell/>
          <table:table-cell/>
          <table:table-cell/>
          <table:table-cell table:style-name="18,15cel-Sheet1" office:value-type="float" office:value="11.38">
            <text:p>11.38</text:p>
          </table:table-cell>
          <table:table-cell table:style-name="18,16cel-Sheet1" office:value-type="float" office:value="20.95">
            <text:p>20.95</text:p>
          </table:table-cell>
          <table:table-cell table:style-name="18,17cel-Sheet1" office:value-type="float" office:value="8.5">
            <text:p>8.5</text:p>
          </table:table-cell>
          <table:table-cell/>
          <table:table-cell table:style-name="1,19cel-Sheet1"/>
          <table:table-cell/>
          <table:table-cell table:style-name="1,19cel-Sheet1" office:value-type="float" office:value="13.94">
            <text:p>13.94</text:p>
          </table:table-cell>
          <table:table-cell/>
          <table:table-cell/>
          <table:table-cell/>
          <table:table-cell/>
          <table:table-cell/>
          <table:table-cell/>
        </table:table-row>
        <table:table-row table:style-name="_row-Sheet1">
          <table:table-cell table:style-name="1,1cel-Sheet1" office:value-type="string">
            <text:p>cell ML</text:p>
          </table:table-cell>
          <table:table-cell table:style-name="19,2cel-Sheet1" office:value-type="float" office:value="16.75">
            <text:p>16.75</text:p>
          </table:table-cell>
          <table:table-cell table:style-name="19,3cel-Sheet1" office:value-type="float" office:value="22.28">
            <text:p>22.28</text:p>
          </table:table-cell>
          <table:table-cell/>
          <table:table-cell/>
          <table:table-cell table:style-name="19,6cel-Sheet1" office:value-type="float" office:value="21.72">
            <text:p>21.72</text:p>
          </table:table-cell>
          <table:table-cell/>
          <table:table-cell table:style-name="19,8cel-Sheet1" office:value-type="float" office:value="21.62">
            <text:p>21.62</text:p>
          </table:table-cell>
          <table:table-cell/>
          <table:table-cell/>
          <table:table-cell table:style-name="19,11cel-Sheet1" office:value-type="float" office:value="20.78">
            <text:p>20.78</text:p>
          </table:table-cell>
          <table:table-cell/>
          <table:table-cell/>
          <table:table-cell/>
          <table:table-cell table:style-name="19,15cel-Sheet1" office:value-type="float" office:value="21.02">
            <text:p>21.02</text:p>
          </table:table-cell>
          <table:table-cell table:style-name="19,16cel-Sheet1" office:value-type="float" office:value="22.45">
            <text:p>22.45</text:p>
          </table:table-cell>
          <table:table-cell table:style-name="19,17cel-Sheet1" office:value-type="float" office:value="17.68">
            <text:p>17.68</text:p>
          </table:table-cell>
          <table:table-cell/>
          <table:table-cell table:style-name="1,19cel-Sheet1"/>
          <table:table-cell/>
          <table:table-cell table:style-name="1,19cel-Sheet1" office:value-type="float" office:value="20.51">
            <text:p>20.51</text:p>
          </table:table-cell>
          <table:table-cell/>
          <table:table-cell/>
          <table:table-cell/>
          <table:table-cell/>
          <table:table-cell/>
          <table:table-cell/>
        </table:table-row>
        <table:table-row table:style-name="_row-Sheet1">
          <table:table-cell table:style-name="1,1cel-Sheet1" office:value-type="string">
            <text:p>cell Z</text:p>
          </table:table-cell>
          <table:table-cell table:style-name="20,2cel-Sheet1" office:value-type="float" office:value="13.24">
            <text:p>13.24</text:p>
          </table:table-cell>
          <table:table-cell table:style-name="20,3cel-Sheet1" office:value-type="float" office:value="14.34">
            <text:p>14.34</text:p>
          </table:table-cell>
          <table:table-cell/>
          <table:table-cell/>
          <table:table-cell table:style-name="20,6cel-Sheet1" office:value-type="float" office:value="15.02">
            <text:p>15.02</text:p>
          </table:table-cell>
          <table:table-cell/>
          <table:table-cell/>
          <table:table-cell table:style-name="20,9cel-Sheet1" office:value-type="float" office:value="21.88">
            <text:p>21.88</text:p>
          </table:table-cell>
          <table:table-cell/>
          <table:table-cell table:style-name="20,11cel-Sheet1" office:value-type="float" office:value="16.64">
            <text:p>16.64</text:p>
          </table:table-cell>
          <table:table-cell/>
          <table:table-cell table:style-name="20,13cel-Sheet1" office:value-type="float" office:value="16.605">
            <text:p>16.605</text:p>
          </table:table-cell>
          <table:table-cell table:style-name="20,14cel-Sheet1" office:value-type="float" office:value="15.84">
            <text:p>15.84</text:p>
          </table:table-cell>
          <table:table-cell table:style-name="20,15cel-Sheet1" office:value-type="float" office:value="16.71">
            <text:p>16.71</text:p>
          </table:table-cell>
          <table:table-cell table:style-name="20,16cel-Sheet1" office:value-type="float" office:value="17.62">
            <text:p>17.62</text:p>
          </table:table-cell>
          <table:table-cell table:style-name="20,17cel-Sheet1" office:value-type="float" office:value="9.255">
            <text:p>9.255</text:p>
          </table:table-cell>
          <table:table-cell table:style-name="1,19cel-Sheet1" office:value-type="float" office:value="8.58">
            <text:p>8.58</text:p>
          </table:table-cell>
          <table:table-cell table:style-name="1,19cel-Sheet1"/>
          <table:table-cell table:style-name="1,19cel-Sheet1"/>
          <table:table-cell table:style-name="1,19cel-Sheet1" office:value-type="float" office:value="8.255">
            <text:p>8.255</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style-name="1,19cel-Sheet1"/>
          <table:table-cell table:style-name="1,19cel-Sheet1"/>
          <table:table-cell table:style-name="1,19cel-Sheet1"/>
          <table:table-cell/>
          <table:table-cell/>
          <table:table-cell/>
          <table:table-cell/>
          <table:table-cell/>
          <table:table-cell/>
        </table:table-row>
        <table:table-row table:style-name="_row-Sheet1">
          <table:table-cell table:style-name="1,1cel-Sheet1" office:value-type="string">
            <text:p>amp gain</text:p>
          </table:table-cell>
          <table:table-cell office:value-type="string">
            <text:p>probably 10k</text:p>
          </table:table-cell>
          <table:table-cell office:value-type="string">
            <text:p>10k</text:p>
          </table:table-cell>
          <table:table-cell/>
          <table:table-cell/>
          <table:table-cell office:value-type="string">
            <text:p>probably 10k</text:p>
          </table:table-cell>
          <table:table-cell/>
          <table:table-cell/>
          <table:table-cell office:value-type="string">
            <text:p>10k</text:p>
          </table:table-cell>
          <table:table-cell/>
          <table:table-cell office:value-type="string">
            <text:p>probably 10k</text:p>
          </table:table-cell>
          <table:table-cell/>
          <table:table-cell/>
          <table:table-cell/>
          <table:table-cell office:value-type="string">
            <text:p>probably 10k</text:p>
          </table:table-cell>
          <table:table-cell office:value-type="string">
            <text:p>probably 10k</text:p>
          </table:table-cell>
          <table:table-cell office:value-type="string">
            <text:p>10k</text:p>
          </table:table-cell>
          <table:table-cell table:style-name="1,19cel-Sheet1"/>
          <table:table-cell table:style-name="1,19cel-Sheet1"/>
          <table:table-cell table:style-name="1,19cel-Sheet1" office:value-type="string">
            <text:p>1k</text:p>
          </table:table-cell>
          <table:table-cell table:style-name="1,19cel-Sheet1" office:value-type="string">
            <text:p>probably 10k</text:p>
          </table:table-cell>
          <table:table-cell/>
          <table:table-cell/>
          <table:table-cell/>
          <table:table-cell/>
          <table:table-cell/>
          <table:table-cell/>
        </table:table-row>
        <table:table-row table:style-name="_row-Sheet1">
          <table:table-cell table:style-name="1,1cel-Sheet1" office:value-type="string">
            <text:p>amp locut</text:p>
          </table:table-cell>
          <table:table-cell office:value-type="string">
            <text:p>probably open</text:p>
          </table:table-cell>
          <table:table-cell table:style-name="23,3cel-Sheet1" office:value-type="float" office:value="1">
            <text:p>1</text:p>
          </table:table-cell>
          <table:table-cell table:style-name="23,4cel-Sheet1" office:value-type="float" office:value="10">
            <text:p>10</text:p>
          </table:table-cell>
          <table:table-cell/>
          <table:table-cell office:value-type="string">
            <text:p>open</text:p>
          </table:table-cell>
          <table:table-cell table:style-name="23,7cel-Sheet1" office:value-type="float" office:value="300">
            <text:p>300</text:p>
          </table:table-cell>
          <table:table-cell/>
          <table:table-cell table:style-name="23,9cel-Sheet1" office:value-type="float" office:value="100">
            <text:p>100</text:p>
          </table:table-cell>
          <table:table-cell/>
          <table:table-cell office:value-type="string">
            <text:p>probably high</text:p>
          </table:table-cell>
          <table:table-cell/>
          <table:table-cell/>
          <table:table-cell/>
          <table:table-cell office:value-type="string">
            <text:p>?</text:p>
          </table:table-cell>
          <table:table-cell office:value-type="string">
            <text:p>?</text:p>
          </table:table-cell>
          <table:table-cell table:style-name="23,17cel-Sheet1" office:value-type="float" office:value="10">
            <text:p>10</text:p>
          </table:table-cell>
          <table:table-cell table:style-name="1,19cel-Sheet1"/>
          <table:table-cell table:style-name="1,19cel-Sheet1"/>
          <table:table-cell table:style-name="1,19cel-Sheet1" office:value-type="float" office:value="0.1">
            <text:p>0.1</text:p>
          </table:table-cell>
          <table:table-cell table:style-name="1,19cel-Sheet1" office:value-type="string">
            <text:p>probably high</text:p>
          </table:table-cell>
          <table:table-cell/>
          <table:table-cell/>
          <table:table-cell/>
          <table:table-cell/>
          <table:table-cell/>
          <table:table-cell/>
        </table:table-row>
        <table:table-row table:style-name="_row-Sheet1">
          <table:table-cell table:style-name="1,1cel-Sheet1" office:value-type="string">
            <text:p>amp hicut</text:p>
          </table:table-cell>
          <table:table-cell office:value-type="string">
            <text:p>probably open</text:p>
          </table:table-cell>
          <table:table-cell office:value-type="string">
            <text:p>5k</text:p>
          </table:table-cell>
          <table:table-cell office:value-type="string">
            <text:p>probably 20k</text:p>
          </table:table-cell>
          <table:table-cell/>
          <table:table-cell office:value-type="string">
            <text:p>open</text:p>
          </table:table-cell>
          <table:table-cell/>
          <table:table-cell/>
          <table:table-cell office:value-type="string">
            <text:p>500 or 1k</text:p>
          </table:table-cell>
          <table:table-cell/>
          <table:table-cell office:value-type="string">
            <text:p>?</text:p>
          </table:table-cell>
          <table:table-cell/>
          <table:table-cell/>
          <table:table-cell/>
          <table:table-cell office:value-type="string">
            <text:p>?</text:p>
          </table:table-cell>
          <table:table-cell office:value-type="string">
            <text:p>?</text:p>
          </table:table-cell>
          <table:table-cell office:value-type="string">
            <text:p>20k</text:p>
          </table:table-cell>
          <table:table-cell table:style-name="1,19cel-Sheet1"/>
          <table:table-cell table:style-name="1,19cel-Sheet1"/>
          <table:table-cell table:style-name="1,19cel-Sheet1" office:value-type="string">
            <text:p>20k</text:p>
          </table:table-cell>
          <table:table-cell table:style-name="1,19cel-Sheet1" office:value-type="string">
            <text:p>?</text:p>
          </table:table-cell>
          <table:table-cell/>
          <table:table-cell/>
          <table:table-cell/>
          <table:table-cell/>
          <table:table-cell/>
          <table:table-cell/>
        </table:table-row>
        <table:table-row table:style-name="_row-Sheet1">
          <table:table-cell table:style-name="1,1cel-Sheet1" office:value-type="string">
            <text:p>amp notch</text:p>
          </table:table-cell>
          <table:table-cell office:value-type="string">
            <text:p>probably out</text:p>
          </table:table-cell>
          <table:table-cell office:value-type="string">
            <text:p>probably out</text:p>
          </table:table-cell>
          <table:table-cell/>
          <table:table-cell/>
          <table:table-cell office:value-type="string">
            <text:p>probably out</text:p>
          </table:table-cell>
          <table:table-cell/>
          <table:table-cell/>
          <table:table-cell office:value-type="string">
            <text:p>probably out</text:p>
          </table:table-cell>
          <table:table-cell/>
          <table:table-cell office:value-type="string">
            <text:p>probably out</text:p>
          </table:table-cell>
          <table:table-cell/>
          <table:table-cell/>
          <table:table-cell/>
          <table:table-cell office:value-type="string">
            <text:p>probably out</text:p>
          </table:table-cell>
          <table:table-cell office:value-type="string">
            <text:p>probably out</text:p>
          </table:table-cell>
          <table:table-cell office:value-type="string">
            <text:p>out</text:p>
          </table:table-cell>
          <table:table-cell table:style-name="1,19cel-Sheet1"/>
          <table:table-cell table:style-name="1,19cel-Sheet1"/>
          <table:table-cell table:style-name="1,19cel-Sheet1" office:value-type="string">
            <text:p>out</text:p>
          </table:table-cell>
          <table:table-cell table:style-name="1,19cel-Sheet1" office:value-type="string">
            <text:p>probably out</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style-name="1,19cel-Sheet1"/>
          <table:table-cell table:style-name="1,19cel-Sheet1"/>
          <table:table-cell table:style-name="1,19cel-Sheet1"/>
          <table:table-cell/>
          <table:table-cell/>
          <table:table-cell/>
          <table:table-cell/>
          <table:table-cell/>
          <table:table-cell/>
        </table:table-row>
        <table:table-row table:style-name="_row-Sheet1">
          <table:table-cell table:style-name="1,1cel-Sheet1" office:value-type="string">
            <text:p>cell snr</text:p>
          </table:table-cell>
          <table:table-cell table:style-name="27,2cel-Sheet1" office:value-type="float" office:value="3">
            <text:p>3</text:p>
          </table:table-cell>
          <table:table-cell table:style-name="27,3cel-Sheet1" office:value-type="float" office:value="1">
            <text:p>1</text:p>
          </table:table-cell>
          <table:table-cell/>
          <table:table-cell/>
          <table:table-cell table:style-name="27,6cel-Sheet1" office:value-type="float" office:value="2.5">
            <text:p>2.5</text:p>
          </table:table-cell>
          <table:table-cell table:style-name="27,7cel-Sheet1" office:value-type="float" office:value="1">
            <text:p>1</text:p>
          </table:table-cell>
          <table:table-cell/>
          <table:table-cell table:style-name="27,9cel-Sheet1" office:value-type="float" office:value="3.5">
            <text:p>3.5</text:p>
          </table:table-cell>
          <table:table-cell table:style-name="27,10cel-Sheet1" office:value-type="float" office:value="2">
            <text:p>2</text:p>
          </table:table-cell>
          <table:table-cell table:style-name="27,11cel-Sheet1" office:value-type="float" office:value="4">
            <text:p>4</text:p>
          </table:table-cell>
          <table:table-cell table:style-name="27,12cel-Sheet1" office:value-type="float" office:value="3.5">
            <text:p>3.5</text:p>
          </table:table-cell>
          <table:table-cell table:style-name="27,13cel-Sheet1" office:value-type="float" office:value="5">
            <text:p>5</text:p>
          </table:table-cell>
          <table:table-cell table:style-name="27,14cel-Sheet1" office:value-type="float" office:value="5">
            <text:p>5</text:p>
          </table:table-cell>
          <table:table-cell table:style-name="27,15cel-Sheet1" office:value-type="float" office:value="5">
            <text:p>5</text:p>
          </table:table-cell>
          <table:table-cell table:style-name="27,16cel-Sheet1" office:value-type="float" office:value="2">
            <text:p>2</text:p>
          </table:table-cell>
          <table:table-cell table:style-name="27,17cel-Sheet1" office:value-type="float" office:value="2.5">
            <text:p>2.5</text:p>
          </table:table-cell>
          <table:table-cell table:style-name="1,19cel-Sheet1" office:value-type="float" office:value="5">
            <text:p>5</text:p>
          </table:table-cell>
          <table:table-cell table:style-name="1,19cel-Sheet1" office:value-type="string">
            <text:p>increasing</text:p>
          </table:table-cell>
          <table:table-cell table:style-name="1,19cel-Sheet1" office:value-type="float" office:value="5">
            <text:p>5</text:p>
          </table:table-cell>
          <table:table-cell table:style-name="1,19cel-Sheet1" office:value-type="float" office:value="2">
            <text:p>2</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style-name="1,19cel-Sheet1"/>
          <table:table-cell table:style-name="1,19cel-Sheet1"/>
          <table:table-cell table:style-name="1,19cel-Sheet1"/>
          <table:table-cell/>
          <table:table-cell/>
          <table:table-cell/>
          <table:table-cell/>
          <table:table-cell/>
          <table:table-cell/>
        </table:table-row>
        <table:table-row table:style-name="_row-Sheet1">
          <table:table-cell table:style-name="1,1cel-Sheet1" office:value-type="string">
            <text:p>stim type</text:p>
          </table:table-cell>
          <table:table-cell office:value-type="string">
            <text:p>gaussian</text:p>
          </table:table-cell>
          <table:table-cell office:value-type="string">
            <text:p>gaussian</text:p>
          </table:table-cell>
          <table:table-cell/>
          <table:table-cell/>
          <table:table-cell office:value-type="string">
            <text:p>gaussian</text:p>
          </table:table-cell>
          <table:table-cell office:value-type="string">
            <text:p>gaussian</text:p>
          </table:table-cell>
          <table:table-cell office:value-type="string">
            <text:p>sinusoidal</text:p>
          </table:table-cell>
          <table:table-cell office:value-type="string">
            <text:p>gaussian</text:p>
          </table:table-cell>
          <table:table-cell/>
          <table:table-cell office:value-type="string">
            <text:p>sinusoidal and gaussian</text:p>
          </table:table-cell>
          <table:table-cell office:value-type="string">
            <text:p>sinusoidal</text:p>
          </table:table-cell>
          <table:table-cell office:value-type="string">
            <text:p>sinusoidal and gaussian</text:p>
          </table:table-cell>
          <table:table-cell/>
          <table:table-cell office:value-type="string">
            <text:p>unq/rpt of gaussian?  might be natural</text:p>
          </table:table-cell>
          <table:table-cell office:value-type="string">
            <text:p>sinusoidal, gaussian, hatteren</text:p>
          </table:table-cell>
          <table:table-cell office:value-type="string">
            <text:p>sinusoidal, gaussian, hatteren</text:p>
          </table:table-cell>
          <table:table-cell table:style-name="1,19cel-Sheet1" office:value-type="string">
            <text:p>sinusoidal, gaussian</text:p>
          </table:table-cell>
          <table:table-cell table:style-name="1,19cel-Sheet1" office:value-type="string">
            <text:p>none</text:p>
          </table:table-cell>
          <table:table-cell table:style-name="1,19cel-Sheet1" office:value-type="string">
            <text:p>gaussian</text:p>
          </table:table-cell>
          <table:table-cell table:style-name="1,19cel-Sheet1" office:value-type="string">
            <text:p>sinusoidal, gaussian</text:p>
          </table:table-cell>
          <table:table-cell/>
          <table:table-cell/>
          <table:table-cell/>
          <table:table-cell/>
          <table:table-cell/>
          <table:table-cell/>
        </table:table-row>
        <table:table-row table:style-name="_row-Sheet1">
          <table:table-cell table:style-name="1,1cel-Sheet1" office:value-type="string">
            <text:p>stim params</text:p>
          </table:table-cell>
          <table:table-cell office:value-type="string">
            <text:p>5 min loop</text:p>
          </table:table-cell>
          <table:table-cell office:value-type="string">
            <text:p>?</text:p>
          </table:table-cell>
          <table:table-cell/>
          <table:table-cell/>
          <table:table-cell office:value-type="string">
            <text:p>?</text:p>
          </table:table-cell>
          <table:table-cell/>
          <table:table-cell/>
          <table:table-cell office:value-type="string">
            <text:p>5 min loop</text:p>
          </table:table-cell>
          <table:table-cell/>
          <table:table-cell office:value-type="string">
            <text:p>5 min loop</text:p>
          </table:table-cell>
          <table:table-cell/>
          <table:table-cell office:value-type="string">
            <text:p>5 min loop</text:p>
          </table:table-cell>
          <table:table-cell/>
          <table:table-cell office:value-type="string">
            <text:p>repeat looks like 5:1 of 1.3s chunks?</text:p>
          </table:table-cell>
          <table:table-cell office:value-type="string">
            <text:p>30 sec repeats?</text:p>
          </table:table-cell>
          <table:table-cell office:value-type="string">
            <text:p>30 sec repeats?</text:p>
          </table:table-cell>
          <table:table-cell table:style-name="1,19cel-Sheet1" office:value-type="string">
            <text:p>30 sec repeats?</text:p>
          </table:table-cell>
          <table:table-cell table:style-name="1,19cel-Sheet1"/>
          <table:table-cell table:style-name="1,19cel-Sheet1" office:value-type="string">
            <text:p>30 sec repeats?</text:p>
          </table:table-cell>
          <table:table-cell table:style-name="1,19cel-Sheet1" office:value-type="string">
            <text:p>30 sec repeats?</text:p>
          </table:table-cell>
          <table:table-cell/>
          <table:table-cell/>
          <table:table-cell/>
          <table:table-cell/>
          <table:table-cell/>
          <table:table-cell/>
        </table:table-row>
        <table:table-row table:style-name="_row-Sheet1">
          <table:table-cell table:style-name="1,1cel-Sheet1" office:value-type="string">
            <text:p>start time</text:p>
          </table:table-cell>
          <table:table-cell table:style-name="31,2cel-Sheet1" office:value-type="float" office:value="180">
            <text:p>180</text:p>
          </table:table-cell>
          <table:table-cell table:style-name="31,3cel-Sheet1" office:value-type="float" office:value="7515">
            <text:p>7515</text:p>
          </table:table-cell>
          <table:table-cell table:style-name="31,4cel-Sheet1" office:value-type="float" office:value="7250">
            <text:p>7250</text:p>
          </table:table-cell>
          <table:table-cell table:style-name="31,5cel-Sheet1" office:value-type="float" office:value="6829">
            <text:p>6829</text:p>
          </table:table-cell>
          <table:table-cell table:style-name="31,6cel-Sheet1" office:value-type="float" office:value="1420">
            <text:p>1420</text:p>
          </table:table-cell>
          <table:table-cell table:style-name="31,7cel-Sheet1" office:value-type="float" office:value="1080">
            <text:p>1080</text:p>
          </table:table-cell>
          <table:table-cell/>
          <table:table-cell table:style-name="31,9cel-Sheet1" office:value-type="float" office:value="3477">
            <text:p>3477</text:p>
          </table:table-cell>
          <table:table-cell table:style-name="31,10cel-Sheet1" office:value-type="float" office:value="3023">
            <text:p>3023</text:p>
          </table:table-cell>
          <table:table-cell table:style-name="31,11cel-Sheet1" office:value-type="float" office:value="4760">
            <text:p>4760</text:p>
          </table:table-cell>
          <table:table-cell table:style-name="31,12cel-Sheet1" office:value-type="float" office:value="4120">
            <text:p>4120</text:p>
          </table:table-cell>
          <table:table-cell table:style-name="31,13cel-Sheet1" office:value-type="float" office:value="180">
            <text:p>180</text:p>
          </table:table-cell>
          <table:table-cell table:style-name="31,14cel-Sheet1" office:value-type="float" office:value="411">
            <text:p>411</text:p>
          </table:table-cell>
          <table:table-cell table:style-name="31,15cel-Sheet1" office:value-type="float" office:value="2417">
            <text:p>2417</text:p>
          </table:table-cell>
          <table:table-cell table:style-name="31,16cel-Sheet1" office:value-type="float" office:value="0">
            <text:p>0</text:p>
          </table:table-cell>
          <table:table-cell table:style-name="31,17cel-Sheet1" office:value-type="float" office:value="0">
            <text:p>0</text:p>
          </table:table-cell>
          <table:table-cell table:style-name="1,19cel-Sheet1" office:value-type="float" office:value="1396">
            <text:p>1396</text:p>
          </table:table-cell>
          <table:table-cell table:style-name="1,19cel-Sheet1" office:value-type="float" office:value="1163">
            <text:p>1163</text:p>
          </table:table-cell>
          <table:table-cell table:style-name="1,19cel-Sheet1" office:value-type="float" office:value="2409.56">
            <text:p>2409.56</text:p>
          </table:table-cell>
          <table:table-cell table:style-name="1,19cel-Sheet1" office:value-type="float" office:value="0">
            <text:p>0</text:p>
          </table:table-cell>
          <table:table-cell/>
          <table:table-cell/>
          <table:table-cell/>
          <table:table-cell/>
          <table:table-cell/>
          <table:table-cell/>
        </table:table-row>
        <table:table-row table:style-name="_row-Sheet1">
          <table:table-cell table:style-name="1,1cel-Sheet1" office:value-type="string">
            <text:p>stop time</text:p>
          </table:table-cell>
          <table:table-cell table:style-name="32,2cel-Sheet1" office:value-type="float" office:value="490">
            <text:p>490</text:p>
          </table:table-cell>
          <table:table-cell table:style-name="32,3cel-Sheet1" office:value-type="float" office:value="7975">
            <text:p>7975</text:p>
          </table:table-cell>
          <table:table-cell table:style-name="32,4cel-Sheet1" office:value-type="float" office:value="7470">
            <text:p>7470</text:p>
          </table:table-cell>
          <table:table-cell table:style-name="32,5cel-Sheet1" office:value-type="float" office:value="7220">
            <text:p>7220</text:p>
          </table:table-cell>
          <table:table-cell table:style-name="32,6cel-Sheet1" office:value-type="float" office:value="2300">
            <text:p>2300</text:p>
          </table:table-cell>
          <table:table-cell table:style-name="32,7cel-Sheet1" office:value-type="float" office:value="1415">
            <text:p>1415</text:p>
          </table:table-cell>
          <table:table-cell/>
          <table:table-cell table:style-name="32,9cel-Sheet1" office:value-type="float" office:value="3798">
            <text:p>3798</text:p>
          </table:table-cell>
          <table:table-cell table:style-name="32,10cel-Sheet1" office:value-type="float" office:value="3269">
            <text:p>3269</text:p>
          </table:table-cell>
          <table:table-cell table:style-name="32,11cel-Sheet1" office:value-type="float" office:value="5650">
            <text:p>5650</text:p>
          </table:table-cell>
          <table:table-cell table:style-name="32,12cel-Sheet1" office:value-type="float" office:value="4520">
            <text:p>4520</text:p>
          </table:table-cell>
          <table:table-cell table:style-name="32,13cel-Sheet1" office:value-type="float" office:value="583">
            <text:p>583</text:p>
          </table:table-cell>
          <table:table-cell table:style-name="32,14cel-Sheet1" office:value-type="float" office:value="935">
            <text:p>935</text:p>
          </table:table-cell>
          <table:table-cell table:style-name="32,15cel-Sheet1" office:value-type="float" office:value="6118">
            <text:p>6118</text:p>
          </table:table-cell>
          <table:table-cell table:style-name="32,16cel-Sheet1" office:value-type="float" office:value="8276">
            <text:p>8276</text:p>
          </table:table-cell>
          <table:table-cell table:style-name="32,17cel-Sheet1" office:value-type="float" office:value="3010">
            <text:p>3010</text:p>
          </table:table-cell>
          <table:table-cell table:style-name="1,19cel-Sheet1" office:value-type="float" office:value="2409.56">
            <text:p>2409.56</text:p>
          </table:table-cell>
          <table:table-cell table:style-name="1,19cel-Sheet1" office:value-type="float" office:value="1396">
            <text:p>1396</text:p>
          </table:table-cell>
          <table:table-cell table:style-name="1,19cel-Sheet1" office:value-type="float" office:value="3133">
            <text:p>3133</text:p>
          </table:table-cell>
          <table:table-cell table:style-name="1,19cel-Sheet1" office:value-type="float" office:value="829">
            <text:p>829</text:p>
          </table:table-cell>
          <table:table-cell/>
          <table:table-cell/>
          <table:table-cell/>
          <table:table-cell/>
          <table:table-cell/>
          <table:table-cell/>
        </table:table-row>
        <table:table-row table:style-name="_row-Sheet1">
          <table:table-cell table:style-name="1,1cel-Sheet1" office:value-type="string">
            <text:p>notes</text:p>
          </table:table-cell>
          <table:table-cell office:value-type="string">
            <text:p>stim doesn't start til 320, preceded/followed by screen off/greyscreen, photodiode and amp clip occasionally</text:p>
          </table:table-cell>
          <table:table-cell office:value-type="string">
            <text:p>just thresholded negative going, pretty low quality</text:p>
          </table:table-cell>
          <table:table-cell office:value-type="string">
            <text:p>just thresholded negative going, pretty low quality.  bad CRT contamination, both spike-like and broadband.  don't go past 7472, CRT artifact that looks like spike!</text:p>
          </table:table-cell>
          <table:table-cell office:value-type="string">
            <text:p>just thresholded negative going, pretty low quality.  bad CRT contamination, both spike-like and broadband.  don't go before 6829, CRT artifact that looks like spike!</text:p>
          </table:table-cell>
          <table:table-cell office:value-type="string">
            <text:p>starts w/greyscreen, stim starts around 1435, amp saturates at 1829, then stim stops at 1833.3 with some grey screen, then black til end.  could do better sort to get a small (current code 3) and a big spike (current code 2).</text:p>
          </table:table-cell>
          <table:table-cell office:value-type="string">
            <text:p>stim starts around 1094 after turning CRT on and grey warms up, ends w/greyscreen at around 1403.  could divide events into a small and a big spike.  this is same cell as the recording that starts at 1420, but before it was tuned in better.</text:p>
          </table:table-cell>
          <table:table-cell office:value-type="string">
            <text:p>several high snr cells, notebook says mostly non-visual, doesn't indicate specific recordings of any visual cell</text:p>
          </table:table-cell>
          <table:table-cell office:value-type="string">
            <text:p>beginning cuts into middle of grey screen, end cutoff by eof</text:p>
          </table:table-cell>
          <table:table-cell office:value-type="string">
            <text:p>beginning cuts into middle of stim, end cut off by error binary flicker, spike improvement at 3170, shape change from 2 to 3</text:p>
          </table:table-cell>
          <table:table-cell office:value-type="string">
            <text:p>starts in middle of sinusoid, ends around 5028, grey screen, then gaussian starts around 5030.  might also be able to use small spike code 2.</text:p>
          </table:table-cell>
          <table:table-cell office:value-type="string">
            <text:p>i believe this is the same cell from recording that starts at 4760 before tuning in.  might also be able to use small spike code 2.</text:p>
          </table:table-cell>
          <table:table-cell office:value-type="string">
            <text:p>i believe this is the same cell from previous file, with best isolation.  starts in middle of sinusoid, ends around 238 to dark screen, grey screen around 240, gaussian starts around 250.  might also be able to use small spike code 2.</text:p>
          </table:table-cell>
          <table:table-cell office:value-type="string">
            <text:p>has long theta bursts, not obviously visual, rat mostly awake (eyes open) w/clapping.  don't go before 411 -- cell tunes in, but our sorting catches it OK.  begins in middle of sinusoid until about 535, then some weird grey screens, then gaussian starts around 572</text:p>
          </table:table-cell>
          <table:table-cell office:value-type="string">
            <text:p>beginning is grey screen, then a few binary flicker error flashes.  real stim is around 2438-6102.  ends w/ grey screen.  spikes are badly clipped.  many burst events, especially at beginning.  in many bursts, some spks not classified right or even not detected, even tho threshold is low and many smaller noise events ARE detected (used ~8ms HPF for detection w/~1ms spks).  doesn't even seem consistently to be first or later spikes in a burst that have the problem.  FLAG for detailed inspection of raw trace!  notes say 'very little theta, ON cell'.</text:p>
          </table:table-cell>
          <table:table-cell office:value-type="string">
            <text:p>notes say "very visual, lots of theta bursts".  snr decreases from about 2.5 to 1 by end of file.  clear CRT nonstationarity (decreasing brightness) over 1st 20 min.  entire file is good recording.  opens to greyscreen, then sinusoid at ~8s, then greyscreen ~1194, then gaussian ~1202, then greyscreen ~4140, then hateren ~4159.  looks like significant CRT contamination in phys trace, but positive going (spikes are negative going).</text:p>
          </table:table-cell>
          <table:table-cell office:value-type="string">
            <text:p>spikes clip occasionally at beginning and a lot by the end as cell snr increases.  file starts in sinusoidal til ~934.  then greyscreen/error binary flicker til ~964.  then gaussian til ~2904.  then random junk til ~2967, then hateren til 3010.  cell stopped on a dime, notes say there was no behavioral event that seemed to correspond to it.</text:p>
          </table:table-cell>
          <table:table-cell table:style-name="1,19cel-Sheet1" office:value-type="string">
            <text:p>definitely visual, lots of very long (up to 10 spike!) bursts and theta, but definitely awake (teeth chattering, whisking, etc)  theta not locked to whisking and can be stopped by clapping.  speculate TRN cell cuz clear both ON and OFF response.  spike has weird pre-plateau in spike, not due to clipping.  starts in on grey screen, then switches to sinusoidal right away.  then ~1582-1593 greyscreen, then gaussian.  cell tunes in as file progresses, eventually severely clipping spike for last half.  clear CRT non stationarity (decreasing brightness) over this whole section.</text:p>
          </table:table-cell>
          <table:table-cell table:style-name="1,19cel-Sheet1" office:value-type="string">
            <text:p>same cell as previous record, initial tuning in period (mostly CRT off)</text:p>
          </table:table-cell>
          <table:table-cell table:style-name="1,19cel-Sheet1" office:value-type="string">
            <text:p>same cell as previous record, just with open filters and lower gain to avoid clips.  FLAG for detailed inspection of raw trace!  very interesting huge, slow phys events 2400-3550 (scale = ~25 sec) -- occasionally cause clips, and (i think) causes loss of cell 3133-3146.</text:p>
          </table:table-cell>
          <table:table-cell table:style-name="1,19cel-Sheet1" office:value-type="string">
            <text:p>file starts w/crt off, pulses going.  ~142 turn CRT on, mostly warmed up by 155.7.  ~478-488 greyscreen, then gaussian til 829.</text:p>
          </table:table-cell>
          <table:table-cell/>
          <table:table-cell/>
          <table:table-cell/>
          <table:table-cell/>
          <table:table-cell/>
          <table:table-cell/>
        </table:table-row>
        <table:table-row table:style-name="_row-Sheet1">
          <table:table-cell table:style-name="34,1cel-Sheet1" office:value-type="string">
            <text:p>reason cell lost</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office:value-type="string">
            <text:p>possible movement/startle</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row>
        <table:table-row table:style-name="_row-Sheet1">
          <table:table-cell table:style-name="34,1cel-Sheet1" office:value-type="string">
            <text:p>spatial RF eye</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office:value-type="string">
            <text:p>?</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row>
        <table:table-row table:style-name="_row-Sheet1">
          <table:table-cell table:style-name="34,1cel-Sheet1" office:value-type="string">
            <text:p>spatial RF loc (deg x,y)</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office:value-type="string">
            <text:p>on screen</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row>
        <table:table-row table:style-name="_row-Sheet1">
          <table:table-cell table:style-name="34,1cel-Sheet1" office:value-type="string">
            <text:p>spatial RF size (deg)</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office:value-type="float" office:value="10">
            <text:p>10</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row>
        <table:table-row table:style-name="_row-Sheet1">
          <table:table-cell table:style-name="34,1cel-Sheet1" office:value-type="string">
            <text:p>ON/OFF</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table:table-cell table:style-name="1,19cel-Sheet1" office:value-type="string">
            <text:p>ON</text:p>
          </table:table-cell>
          <table:table-cell table:style-name="1,19cel-Sheet1"/>
          <table:table-cell table:style-name="1,19cel-Sheet1"/>
          <table:table-cell table:style-name="1,19cel-Sheet1"/>
          <table:table-cell table:style-name="1,19cel-Sheet1"/>
          <table:table-cell table:style-name="1,19cel-Sheet1"/>
          <table:table-cell table:style-name="1,19cel-Sheet1"/>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office:value-type="string">
            <text:p>display type</text:p>
          </table:table-cell>
          <table:table-cell office:value-type="string">
            <text:p>crt</text:p>
          </table:table-cell>
          <table:table-cell office:value-type="string">
            <text:p>crt</text:p>
          </table:table-cell>
          <table:table-cell/>
          <table:table-cell/>
          <table:table-cell office:value-type="string">
            <text:p>crt</text:p>
          </table:table-cell>
          <table:table-cell/>
          <table:table-cell/>
          <table:table-cell office:value-type="string">
            <text:p>crt</text:p>
          </table:table-cell>
          <table:table-cell/>
          <table:table-cell office:value-type="string">
            <text:p>crt</text:p>
          </table:table-cell>
          <table:table-cell/>
          <table:table-cell/>
          <table:table-cell/>
          <table:table-cell office:value-type="string">
            <text:p>crt</text:p>
          </table:table-cell>
          <table:table-cell office:value-type="string">
            <text:p>crt</text:p>
          </table:table-cell>
          <table:table-cell office:value-type="string">
            <text:p>crt</text:p>
          </table:table-cell>
          <table:table-cell table:style-name="1,19cel-Sheet1" office:value-type="string">
            <text:p>crt</text:p>
          </table:table-cell>
          <table:table-cell table:style-name="1,19cel-Sheet1"/>
          <table:table-cell table:style-name="1,19cel-Sheet1"/>
          <table:table-cell table:style-name="1,19cel-Sheet1" office:value-type="string">
            <text:p>crt</text:p>
          </table:table-cell>
          <table:table-cell/>
          <table:table-cell/>
          <table:table-cell/>
          <table:table-cell/>
          <table:table-cell/>
          <table:table-cell/>
        </table:table-row>
        <table:table-row table:style-name="_row-Sheet1">
          <table:table-cell table:style-name="1,1cel-Sheet1" office:value-type="string">
            <text:p>linearization method</text:p>
          </table:table-cell>
          <table:table-cell office:value-type="string">
            <text:p>probably none</text:p>
          </table:table-cell>
          <table:table-cell office:value-type="string">
            <text:p>probably none</text:p>
          </table:table-cell>
          <table:table-cell/>
          <table:table-cell/>
          <table:table-cell office:value-type="string">
            <text:p>probably none</text:p>
          </table:table-cell>
          <table:table-cell/>
          <table:table-cell/>
          <table:table-cell office:value-type="string">
            <text:p>probably none</text:p>
          </table:table-cell>
          <table:table-cell/>
          <table:table-cell office:value-type="string">
            <text:p>probably none</text:p>
          </table:table-cell>
          <table:table-cell/>
          <table:table-cell/>
          <table:table-cell/>
          <table:table-cell office:value-type="string">
            <text:p>probably none</text:p>
          </table:table-cell>
          <table:table-cell office:value-type="string">
            <text:p>probably none</text:p>
          </table:table-cell>
          <table:table-cell office:value-type="string">
            <text:p>probably none</text:p>
          </table:table-cell>
          <table:table-cell table:style-name="1,19cel-Sheet1" office:value-type="string">
            <text:p>probably none</text:p>
          </table:table-cell>
          <table:table-cell table:style-name="1,19cel-Sheet1"/>
          <table:table-cell table:style-name="1,19cel-Sheet1"/>
          <table:table-cell table:style-name="1,19cel-Sheet1" office:value-type="string">
            <text:p>probably none</text:p>
          </table:table-cell>
          <table:table-cell/>
          <table:table-cell/>
          <table:table-cell/>
          <table:table-cell/>
          <table:table-cell/>
          <table:table-cell/>
        </table:table-row>
        <table:table-row table:style-name="_row-Sheet1">
          <table:table-cell table:style-name="1,1cel-Sheet1" office:value-type="string">
            <text:p>pulse type</text:p>
          </table:table-cell>
          <table:table-cell office:value-type="string">
            <text:p>double</text:p>
          </table:table-cell>
          <table:table-cell office:value-type="string">
            <text:p>double</text:p>
          </table:table-cell>
          <table:table-cell/>
          <table:table-cell/>
          <table:table-cell office:value-type="string">
            <text:p>double</text:p>
          </table:table-cell>
          <table:table-cell/>
          <table:table-cell/>
          <table:table-cell office:value-type="string">
            <text:p>double</text:p>
          </table:table-cell>
          <table:table-cell/>
          <table:table-cell office:value-type="string">
            <text:p>double</text:p>
          </table:table-cell>
          <table:table-cell/>
          <table:table-cell/>
          <table:table-cell/>
          <table:table-cell office:value-type="string">
            <text:p>double</text:p>
          </table:table-cell>
          <table:table-cell office:value-type="string">
            <text:p>double</text:p>
          </table:table-cell>
          <table:table-cell office:value-type="string">
            <text:p>double</text:p>
          </table:table-cell>
          <table:table-cell table:style-name="1,19cel-Sheet1" office:value-type="string">
            <text:p>double</text:p>
          </table:table-cell>
          <table:table-cell table:style-name="1,19cel-Sheet1"/>
          <table:table-cell table:style-name="1,19cel-Sheet1"/>
          <table:table-cell table:style-name="1,19cel-Sheet1" office:value-type="string">
            <text:p>double</text:p>
          </table:table-cell>
          <table:table-cell/>
          <table:table-cell/>
          <table:table-cell/>
          <table:table-cell/>
          <table:table-cell/>
          <table:table-cell/>
        </table:table-row>
        <table:table-row table:style-name="_row-Sheet1">
          <table:table-cell table:style-name="1,1cel-Sheet1" office:value-type="string">
            <text:p>experiment type</text:p>
          </table:table-cell>
          <table:table-cell office:value-type="string">
            <text:p>passive viewing</text:p>
          </table:table-cell>
          <table:table-cell office:value-type="string">
            <text:p>passive viewing</text:p>
          </table:table-cell>
          <table:table-cell/>
          <table:table-cell/>
          <table:table-cell office:value-type="string">
            <text:p>passive viewing</text:p>
          </table:table-cell>
          <table:table-cell/>
          <table:table-cell/>
          <table:table-cell office:value-type="string">
            <text:p>passive viewing</text:p>
          </table:table-cell>
          <table:table-cell/>
          <table:table-cell office:value-type="string">
            <text:p>passive viewing</text:p>
          </table:table-cell>
          <table:table-cell/>
          <table:table-cell/>
          <table:table-cell/>
          <table:table-cell office:value-type="string">
            <text:p>passive viewing</text:p>
          </table:table-cell>
          <table:table-cell office:value-type="string">
            <text:p>passive viewing</text:p>
          </table:table-cell>
          <table:table-cell office:value-type="string">
            <text:p>passive viewing</text:p>
          </table:table-cell>
          <table:table-cell table:style-name="1,19cel-Sheet1" office:value-type="string">
            <text:p>passive viewing</text:p>
          </table:table-cell>
          <table:table-cell table:style-name="1,19cel-Sheet1"/>
          <table:table-cell table:style-name="1,19cel-Sheet1"/>
          <table:table-cell table:style-name="1,19cel-Sheet1" office:value-type="string">
            <text:p>passive viewing</text:p>
          </table:table-cell>
          <table:table-cell/>
          <table:table-cell/>
          <table:table-cell/>
          <table:table-cell/>
          <table:table-cell/>
          <table:table-cell/>
        </table:table-row>
        <table:table-row table:style-name="_row-Sheet1">
          <table:table-cell table:style-name="1,1cel-Sheet1" office:value-type="string">
            <text:p>anesthesia</text:p>
          </table:table-cell>
          <table:table-cell office:value-type="string">
            <text:p>no</text:p>
          </table:table-cell>
          <table:table-cell office:value-type="string">
            <text:p>no</text:p>
          </table:table-cell>
          <table:table-cell/>
          <table:table-cell/>
          <table:table-cell office:value-type="string">
            <text:p>no</text:p>
          </table:table-cell>
          <table:table-cell/>
          <table:table-cell/>
          <table:table-cell office:value-type="string">
            <text:p>no</text:p>
          </table:table-cell>
          <table:table-cell/>
          <table:table-cell office:value-type="string">
            <text:p>no</text:p>
          </table:table-cell>
          <table:table-cell/>
          <table:table-cell/>
          <table:table-cell/>
          <table:table-cell office:value-type="string">
            <text:p>no</text:p>
          </table:table-cell>
          <table:table-cell office:value-type="string">
            <text:p>no</text:p>
          </table:table-cell>
          <table:table-cell office:value-type="string">
            <text:p>no</text:p>
          </table:table-cell>
          <table:table-cell table:style-name="1,19cel-Sheet1" office:value-type="string">
            <text:p>no</text:p>
          </table:table-cell>
          <table:table-cell table:style-name="1,19cel-Sheet1"/>
          <table:table-cell table:style-name="1,19cel-Sheet1"/>
          <table:table-cell table:style-name="1,19cel-Sheet1" office:value-type="string">
            <text:p>no</text:p>
          </table:table-cell>
          <table:table-cell/>
          <table:table-cell/>
          <table:table-cell/>
          <table:table-cell/>
          <table:table-cell/>
          <table:table-cell/>
        </table:table-row>
        <table:table-row table:style-name="_row-Sheet1">
          <table:table-cell table:style-name="1,1cel-Sheet1" office:value-type="string">
            <text:p>headfixed</text:p>
          </table:table-cell>
          <table:table-cell office:value-type="string">
            <text:p>yes</text:p>
          </table:table-cell>
          <table:table-cell office:value-type="string">
            <text:p>yes</text:p>
          </table:table-cell>
          <table:table-cell/>
          <table:table-cell/>
          <table:table-cell office:value-type="string">
            <text:p>yes</text:p>
          </table:table-cell>
          <table:table-cell/>
          <table:table-cell/>
          <table:table-cell office:value-type="string">
            <text:p>yes</text:p>
          </table:table-cell>
          <table:table-cell/>
          <table:table-cell office:value-type="string">
            <text:p>yes</text:p>
          </table:table-cell>
          <table:table-cell/>
          <table:table-cell/>
          <table:table-cell/>
          <table:table-cell office:value-type="string">
            <text:p>yes</text:p>
          </table:table-cell>
          <table:table-cell office:value-type="string">
            <text:p>yes</text:p>
          </table:table-cell>
          <table:table-cell office:value-type="string">
            <text:p>yes</text:p>
          </table:table-cell>
          <table:table-cell table:style-name="1,19cel-Sheet1" office:value-type="string">
            <text:p>yes</text:p>
          </table:table-cell>
          <table:table-cell table:style-name="1,19cel-Sheet1"/>
          <table:table-cell table:style-name="1,19cel-Sheet1"/>
          <table:table-cell table:style-name="1,19cel-Sheet1" office:value-type="string">
            <text:p>yes</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office:value-type="string">
            <text:p>spkChan</text:p>
          </table:table-cell>
          <table:table-cell table:style-name="47,2cel-Sheet1" office:value-type="float" office:value="4">
            <text:p>4</text:p>
          </table:table-cell>
          <table:table-cell table:style-name="47,3cel-Sheet1" office:value-type="float" office:value="4">
            <text:p>4</text:p>
          </table:table-cell>
          <table:table-cell table:style-name="47,4cel-Sheet1" office:value-type="float" office:value="5">
            <text:p>5</text:p>
          </table:table-cell>
          <table:table-cell table:style-name="47,5cel-Sheet1" office:value-type="float" office:value="6">
            <text:p>6</text:p>
          </table:table-cell>
          <table:table-cell table:style-name="47,6cel-Sheet1" office:value-type="float" office:value="4">
            <text:p>4</text:p>
          </table:table-cell>
          <table:table-cell table:style-name="47,7cel-Sheet1" office:value-type="float" office:value="5">
            <text:p>5</text:p>
          </table:table-cell>
          <table:table-cell/>
          <table:table-cell table:style-name="47,9cel-Sheet1" office:value-type="float" office:value="4">
            <text:p>4</text:p>
          </table:table-cell>
          <table:table-cell table:style-name="47,10cel-Sheet1" office:value-type="float" office:value="5">
            <text:p>5</text:p>
          </table:table-cell>
          <table:table-cell table:style-name="47,11cel-Sheet1" office:value-type="float" office:value="4">
            <text:p>4</text:p>
          </table:table-cell>
          <table:table-cell table:style-name="47,12cel-Sheet1" office:value-type="float" office:value="5">
            <text:p>5</text:p>
          </table:table-cell>
          <table:table-cell table:style-name="47,13cel-Sheet1" office:value-type="float" office:value="5">
            <text:p>5</text:p>
          </table:table-cell>
          <table:table-cell table:style-name="47,14cel-Sheet1" office:value-type="float" office:value="5">
            <text:p>5</text:p>
          </table:table-cell>
          <table:table-cell table:style-name="47,15cel-Sheet1" office:value-type="float" office:value="4">
            <text:p>4</text:p>
          </table:table-cell>
          <table:table-cell table:style-name="47,16cel-Sheet1" office:value-type="float" office:value="4">
            <text:p>4</text:p>
          </table:table-cell>
          <table:table-cell table:style-name="47,17cel-Sheet1" office:value-type="float" office:value="4">
            <text:p>4</text:p>
          </table:table-cell>
          <table:table-cell table:style-name="47,18cel-Sheet1" office:value-type="float" office:value="4">
            <text:p>4</text:p>
          </table:table-cell>
          <table:table-cell table:style-name="1,19cel-Sheet1" office:value-type="float" office:value="5">
            <text:p>5</text:p>
          </table:table-cell>
          <table:table-cell table:style-name="47,20cel-Sheet1" office:value-type="float" office:value="6">
            <text:p>6</text:p>
          </table:table-cell>
          <table:table-cell table:style-name="1,19cel-Sheet1" office:value-type="float" office:value="4">
            <text:p>4</text:p>
          </table:table-cell>
          <table:table-cell/>
          <table:table-cell/>
          <table:table-cell/>
          <table:table-cell/>
          <table:table-cell/>
          <table:table-cell/>
        </table:table-row>
        <table:table-row table:style-name="_row-Sheet1">
          <table:table-cell table:style-name="1,1cel-Sheet1" office:value-type="string">
            <text:p>spkCode</text:p>
          </table:table-cell>
          <table:table-cell table:style-name="48,2cel-Sheet1" office:value-type="float" office:value="1">
            <text:p>1</text:p>
          </table:table-cell>
          <table:table-cell table:style-name="48,3cel-Sheet1" office:value-type="float" office:value="0">
            <text:p>0</text:p>
          </table:table-cell>
          <table:table-cell table:style-name="48,4cel-Sheet1" office:value-type="float" office:value="0">
            <text:p>0</text:p>
          </table:table-cell>
          <table:table-cell table:style-name="48,5cel-Sheet1" office:value-type="float" office:value="0">
            <text:p>0</text:p>
          </table:table-cell>
          <table:table-cell table:style-name="48,6cel-Sheet1" office:value-type="float" office:value="2">
            <text:p>2</text:p>
          </table:table-cell>
          <table:table-cell table:style-name="48,7cel-Sheet1" office:value-type="float" office:value="2">
            <text:p>2</text:p>
          </table:table-cell>
          <table:table-cell/>
          <table:table-cell table:style-name="48,9cel-Sheet1" office:value-type="float" office:value="1">
            <text:p>1</text:p>
          </table:table-cell>
          <table:table-cell office:value-type="string">
            <text:p>2 then 3</text:p>
          </table:table-cell>
          <table:table-cell table:style-name="48,11cel-Sheet1" office:value-type="float" office:value="1">
            <text:p>1</text:p>
          </table:table-cell>
          <table:table-cell table:style-name="48,12cel-Sheet1" office:value-type="float" office:value="1">
            <text:p>1</text:p>
          </table:table-cell>
          <table:table-cell table:style-name="48,13cel-Sheet1" office:value-type="float" office:value="1">
            <text:p>1</text:p>
          </table:table-cell>
          <table:table-cell table:style-name="48,14cel-Sheet1" office:value-type="float" office:value="1">
            <text:p>1</text:p>
          </table:table-cell>
          <table:table-cell table:style-name="48,15cel-Sheet1" office:value-type="float" office:value="1">
            <text:p>1</text:p>
          </table:table-cell>
          <table:table-cell table:style-name="48,16cel-Sheet1" office:value-type="float" office:value="1">
            <text:p>1</text:p>
          </table:table-cell>
          <table:table-cell table:style-name="48,17cel-Sheet1" office:value-type="float" office:value="1">
            <text:p>1</text:p>
          </table:table-cell>
          <table:table-cell table:style-name="48,18cel-Sheet1" office:value-type="float" office:value="1">
            <text:p>1</text:p>
          </table:table-cell>
          <table:table-cell table:style-name="1,19cel-Sheet1" office:value-type="float" office:value="1">
            <text:p>1</text:p>
          </table:table-cell>
          <table:table-cell table:style-name="48,20cel-Sheet1" office:value-type="float" office:value="1">
            <text:p>1</text:p>
          </table:table-cell>
          <table:table-cell table:style-name="1,19cel-Sheet1" office:value-type="float" office:value="1">
            <text:p>1</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style-name="49,15cel-Sheet1"/>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office:value-type="string">
            <text:p>physChan</text:p>
          </table:table-cell>
          <table:table-cell table:style-name="50,2cel-Sheet1" office:value-type="float" office:value="3">
            <text:p>3</text:p>
          </table:table-cell>
          <table:table-cell table:style-name="50,3cel-Sheet1" office:value-type="float" office:value="3">
            <text:p>3</text:p>
          </table:table-cell>
          <table:table-cell/>
          <table:table-cell/>
          <table:table-cell table:style-name="50,6cel-Sheet1" office:value-type="float" office:value="3">
            <text:p>3</text:p>
          </table:table-cell>
          <table:table-cell table:style-name="50,7cel-Sheet1" office:value-type="float" office:value="3">
            <text:p>3</text:p>
          </table:table-cell>
          <table:table-cell/>
          <table:table-cell table:style-name="50,9cel-Sheet1" office:value-type="float" office:value="3">
            <text:p>3</text:p>
          </table:table-cell>
          <table:table-cell/>
          <table:table-cell table:style-name="50,11cel-Sheet1" office:value-type="float" office:value="3">
            <text:p>3</text:p>
          </table:table-cell>
          <table:table-cell/>
          <table:table-cell/>
          <table:table-cell/>
          <table:table-cell table:style-name="50,15cel-Sheet1" office:value-type="float" office:value="3">
            <text:p>3</text:p>
          </table:table-cell>
          <table:table-cell table:style-name="50,16cel-Sheet1" office:value-type="float" office:value="3">
            <text:p>3</text:p>
          </table:table-cell>
          <table:table-cell table:style-name="50,17cel-Sheet1" office:value-type="float" office:value="3">
            <text:p>3</text:p>
          </table:table-cell>
          <table:table-cell table:style-name="1,19cel-Sheet1" office:value-type="float" office:value="3">
            <text:p>3</text:p>
          </table:table-cell>
          <table:table-cell table:style-name="1,19cel-Sheet1"/>
          <table:table-cell/>
          <table:table-cell table:style-name="1,19cel-Sheet1" office:value-type="float" office:value="3">
            <text:p>3</text:p>
          </table:table-cell>
          <table:table-cell/>
          <table:table-cell/>
          <table:table-cell/>
          <table:table-cell/>
          <table:table-cell/>
          <table:table-cell/>
        </table:table-row>
        <table:table-row table:style-name="_row-Sheet1">
          <table:table-cell table:style-name="1,1cel-Sheet1" office:value-type="string">
            <text:p>framePulseChan</text:p>
          </table:table-cell>
          <table:table-cell table:style-name="51,2cel-Sheet1" office:value-type="float" office:value="2">
            <text:p>2</text:p>
          </table:table-cell>
          <table:table-cell table:style-name="51,3cel-Sheet1" office:value-type="float" office:value="2">
            <text:p>2</text:p>
          </table:table-cell>
          <table:table-cell/>
          <table:table-cell/>
          <table:table-cell table:style-name="51,6cel-Sheet1" office:value-type="float" office:value="2">
            <text:p>2</text:p>
          </table:table-cell>
          <table:table-cell table:style-name="51,7cel-Sheet1" office:value-type="float" office:value="2">
            <text:p>2</text:p>
          </table:table-cell>
          <table:table-cell/>
          <table:table-cell table:style-name="51,9cel-Sheet1" office:value-type="float" office:value="2">
            <text:p>2</text:p>
          </table:table-cell>
          <table:table-cell/>
          <table:table-cell table:style-name="51,11cel-Sheet1" office:value-type="float" office:value="2">
            <text:p>2</text:p>
          </table:table-cell>
          <table:table-cell/>
          <table:table-cell/>
          <table:table-cell/>
          <table:table-cell table:style-name="51,15cel-Sheet1" office:value-type="float" office:value="2">
            <text:p>2</text:p>
          </table:table-cell>
          <table:table-cell table:style-name="51,16cel-Sheet1" office:value-type="float" office:value="2">
            <text:p>2</text:p>
          </table:table-cell>
          <table:table-cell table:style-name="51,17cel-Sheet1" office:value-type="float" office:value="2">
            <text:p>2</text:p>
          </table:table-cell>
          <table:table-cell table:style-name="1,19cel-Sheet1" office:value-type="float" office:value="2">
            <text:p>2</text:p>
          </table:table-cell>
          <table:table-cell table:style-name="1,19cel-Sheet1"/>
          <table:table-cell/>
          <table:table-cell table:style-name="1,19cel-Sheet1" office:value-type="float" office:value="2">
            <text:p>2</text:p>
          </table:table-cell>
          <table:table-cell/>
          <table:table-cell/>
          <table:table-cell/>
          <table:table-cell/>
          <table:table-cell/>
          <table:table-cell/>
        </table:table-row>
        <table:table-row table:style-name="_row-Sheet1">
          <table:table-cell table:style-name="1,1cel-Sheet1" office:value-type="string">
            <text:p>stimChan</text:p>
          </table:table-cell>
          <table:table-cell table:style-name="52,2cel-Sheet1" office:value-type="float" office:value="1">
            <text:p>1</text:p>
          </table:table-cell>
          <table:table-cell table:style-name="52,3cel-Sheet1" office:value-type="float" office:value="1">
            <text:p>1</text:p>
          </table:table-cell>
          <table:table-cell/>
          <table:table-cell/>
          <table:table-cell table:style-name="52,6cel-Sheet1" office:value-type="float" office:value="1">
            <text:p>1</text:p>
          </table:table-cell>
          <table:table-cell table:style-name="52,7cel-Sheet1" office:value-type="float" office:value="1">
            <text:p>1</text:p>
          </table:table-cell>
          <table:table-cell/>
          <table:table-cell table:style-name="52,9cel-Sheet1" office:value-type="float" office:value="1">
            <text:p>1</text:p>
          </table:table-cell>
          <table:table-cell/>
          <table:table-cell table:style-name="52,11cel-Sheet1" office:value-type="float" office:value="1">
            <text:p>1</text:p>
          </table:table-cell>
          <table:table-cell/>
          <table:table-cell/>
          <table:table-cell/>
          <table:table-cell table:style-name="52,15cel-Sheet1" office:value-type="float" office:value="1">
            <text:p>1</text:p>
          </table:table-cell>
          <table:table-cell table:style-name="52,16cel-Sheet1" office:value-type="float" office:value="1">
            <text:p>1</text:p>
          </table:table-cell>
          <table:table-cell table:style-name="52,17cel-Sheet1" office:value-type="float" office:value="1">
            <text:p>1</text:p>
          </table:table-cell>
          <table:table-cell table:style-name="1,19cel-Sheet1" office:value-type="float" office:value="1">
            <text:p>1</text:p>
          </table:table-cell>
          <table:table-cell table:style-name="1,19cel-Sheet1"/>
          <table:table-cell/>
          <table:table-cell table:style-name="1,19cel-Sheet1" office:value-type="float" office:value="1">
            <text:p>1</text:p>
          </table:table-cell>
          <table:table-cell/>
          <table:table-cell/>
          <table:table-cell/>
          <table:table-cell/>
          <table:table-cell/>
          <table:table-cell/>
        </table:table-row>
        <table:table-row table:style-name="_row-Sheet1">
          <table:table-cell table:style-name="1,1cel-Sheet1" office:value-type="string">
            <text:p>trialPulseChan</text:p>
          </table:table-cell>
          <table:table-cell office:value-type="string">
            <text:p>none</text:p>
          </table:table-cell>
          <table:table-cell office:value-type="string">
            <text:p>none</text:p>
          </table:table-cell>
          <table:table-cell/>
          <table:table-cell/>
          <table:table-cell office:value-type="string">
            <text:p>none</text:p>
          </table:table-cell>
          <table:table-cell office:value-type="string">
            <text:p>none</text:p>
          </table:table-cell>
          <table:table-cell/>
          <table:table-cell office:value-type="string">
            <text:p>none</text:p>
          </table:table-cell>
          <table:table-cell/>
          <table:table-cell office:value-type="string">
            <text:p>none</text:p>
          </table:table-cell>
          <table:table-cell/>
          <table:table-cell/>
          <table:table-cell/>
          <table:table-cell office:value-type="string">
            <text:p>none</text:p>
          </table:table-cell>
          <table:table-cell office:value-type="string">
            <text:p>none</text:p>
          </table:table-cell>
          <table:table-cell office:value-type="string">
            <text:p>none</text:p>
          </table:table-cell>
          <table:table-cell table:style-name="1,19cel-Sheet1" office:value-type="string">
            <text:p>none</text:p>
          </table:table-cell>
          <table:table-cell table:style-name="1,19cel-Sheet1"/>
          <table:table-cell/>
          <table:table-cell table:style-name="1,19cel-Sheet1" office:value-type="string">
            <text:p>none</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office:value-type="string">
            <text:p>current sort quality</text:p>
          </table:table-cell>
          <table:table-cell office:value-type="string">
            <text:p>as good as possible</text:p>
          </table:table-cell>
          <table:table-cell office:value-type="string">
            <text:p>as good as possible</text:p>
          </table:table-cell>
          <table:table-cell office:value-type="string">
            <text:p>as good as possible</text:p>
          </table:table-cell>
          <table:table-cell office:value-type="string">
            <text:p>as good as possible</text:p>
          </table:table-cell>
          <table:table-cell office:value-type="string">
            <text:p>not great</text:p>
          </table:table-cell>
          <table:table-cell office:value-type="string">
            <text:p>not great</text:p>
          </table:table-cell>
          <table:table-cell/>
          <table:table-cell office:value-type="string">
            <text:p>as good as possible</text:p>
          </table:table-cell>
          <table:table-cell office:value-type="string">
            <text:p>as good as possible</text:p>
          </table:table-cell>
          <table:table-cell office:value-type="string">
            <text:p>fair</text:p>
          </table:table-cell>
          <table:table-cell table:style-name="49,15cel-Sheet1" office:value-type="string">
            <text:p>fair</text:p>
          </table:table-cell>
          <table:table-cell office:value-type="string">
            <text:p>quite good</text:p>
          </table:table-cell>
          <table:table-cell office:value-type="string">
            <text:p>quite good</text:p>
          </table:table-cell>
          <table:table-cell office:value-type="string">
            <text:p>almost perfect (clipped)</text:p>
          </table:table-cell>
          <table:table-cell office:value-type="string">
            <text:p>as good as possible</text:p>
          </table:table-cell>
          <table:table-cell table:style-name="1,19cel-Sheet1" office:value-type="string">
            <text:p>as good as possible</text:p>
          </table:table-cell>
          <table:table-cell table:style-name="1,19cel-Sheet1" office:value-type="string">
            <text:p>as good as possible</text:p>
          </table:table-cell>
          <table:table-cell table:style-name="1,19cel-Sheet1" office:value-type="string">
            <text:p>as good as possible</text:p>
          </table:table-cell>
          <table:table-cell table:style-name="1,19cel-Sheet1" office:value-type="string">
            <text:p>as good as possible</text:p>
          </table:table-cell>
          <table:table-cell table:style-name="1,19cel-Sheet1" office:value-type="string">
            <text:p>as good as possible</text:p>
          </table:table-cell>
          <table:table-cell/>
          <table:table-cell/>
          <table:table-cell/>
          <table:table-cell/>
          <table:table-cell/>
          <table:table-cell/>
        </table:table-row>
        <table:table-row table:style-name="_row-Sheet1">
          <table:table-cell table:style-name="1,1cel-Sheet1" office:value-type="string">
            <text:p>absolute sortability</text:p>
          </table:table-cell>
          <table:table-cell office:value-type="string">
            <text:p>almost perfect</text:p>
          </table:table-cell>
          <table:table-cell office:value-type="string">
            <text:p>multiunit</text:p>
          </table:table-cell>
          <table:table-cell office:value-type="string">
            <text:p>multiunit</text:p>
          </table:table-cell>
          <table:table-cell office:value-type="string">
            <text:p>multiunit</text:p>
          </table:table-cell>
          <table:table-cell office:value-type="string">
            <text:p>multiunit</text:p>
          </table:table-cell>
          <table:table-cell office:value-type="string">
            <text:p>multiunit</text:p>
          </table:table-cell>
          <table:table-cell/>
          <table:table-cell office:value-type="string">
            <text:p>overlapping clusters</text:p>
          </table:table-cell>
          <table:table-cell office:value-type="string">
            <text:p>overlapping clusters</text:p>
          </table:table-cell>
          <table:table-cell office:value-type="string">
            <text:p>quite good</text:p>
          </table:table-cell>
          <table:table-cell office:value-type="string">
            <text:p>overlapping clusters</text:p>
          </table:table-cell>
          <table:table-cell office:value-type="string">
            <text:p>almost perfect</text:p>
          </table:table-cell>
          <table:table-cell office:value-type="string">
            <text:p>almost perfect</text:p>
          </table:table-cell>
          <table:table-cell office:value-type="string">
            <text:p>almost perfect</text:p>
          </table:table-cell>
          <table:table-cell office:value-type="string">
            <text:p>overlapping clusters</text:p>
          </table:table-cell>
          <table:table-cell table:style-name="1,19cel-Sheet1" office:value-type="string">
            <text:p>almost perfect</text:p>
          </table:table-cell>
          <table:table-cell table:style-name="1,19cel-Sheet1" office:value-type="string">
            <text:p>almost perfect</text:p>
          </table:table-cell>
          <table:table-cell table:style-name="1,19cel-Sheet1" office:value-type="string">
            <text:p>almost perfect</text:p>
          </table:table-cell>
          <table:table-cell table:style-name="1,19cel-Sheet1" office:value-type="string">
            <text:p>almost perfect</text:p>
          </table:table-cell>
          <table:table-cell table:style-name="1,19cel-Sheet1" office:value-type="string">
            <text:p>overlapping clusters</text:p>
          </table:table-cell>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office:value-type="string">
            <text:p>p. 15-19 of spike manual, re lockout:  "Further, Spike2 will not trigger for the next spike until it has finished sampling the previous one."  and this is determined NOT by the black triangles (these are just what is used for templating -- not clear if it limits what is sent to pca, etc) -- it is the WHOLE VISIBLE REGION IN THE WINDOW (which i previously thought was just zooming for context).  this is the first file where i realized this, so previous files may have unreasonable lockouts.</text:p>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row table:style-name="_row-Sheet1">
          <table:table-cell table:style-name="1,1cel-Sheet1"/>
          <table:table-cell/>
          <table:table-cell/>
          <table:table-cell/>
          <table:table-cell/>
          <table:table-cell/>
          <table:table-cell/>
          <table:table-cell/>
          <table:table-cell/>
          <table:table-cell/>
          <table:table-cell/>
          <table:table-cell/>
          <table:table-cell/>
          <table:table-cell/>
          <table:table-cell/>
          <table:table-cell/>
          <table:table-cell/>
          <table:table-cell/>
          <table:table-cell table:style-name="1,19cel-Sheet1"/>
          <table:table-cell/>
          <table:table-cell table:style-name="1,19cel-Sheet1"/>
          <table:table-cell/>
          <table:table-cell/>
          <table:table-cell/>
          <table:table-cell/>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table-cell">
      <style:text-properties style:font-name="Arial"/>
    </style:default-style>
    <style:style style:name="Default" style:family="table-cell">
      <style:table-cell-properties fo:wrap-option="wrap"/>
    </style:style>
  </office:styles>
</office:document-styles>
</file>

<file path=meta.xml><?xml version="1.0" encoding="utf-8"?>
<office:document-meta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meta>
    <meta:generator>Google Spreadsheets</meta:generator>
  </office:meta>
</office:document-meta>
</file>